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5dc80" officeooo:paragraph-rsid="005a0ae7"/>
    </style:style>
    <style:style style:name="P22" style:family="paragraph" style:parent-style-name="Text_20_body">
      <style:text-properties officeooo:rsid="0035dc80" officeooo:paragraph-rsid="005c81da"/>
    </style:style>
    <style:style style:name="P23" style:family="paragraph" style:parent-style-name="Text_20_body">
      <style:text-properties officeooo:rsid="0035dc80" officeooo:paragraph-rsid="0068dad9"/>
    </style:style>
    <style:style style:name="P24" style:family="paragraph" style:parent-style-name="Text_20_body">
      <style:text-properties officeooo:rsid="0035dc80" officeooo:paragraph-rsid="006ceb1c"/>
    </style:style>
    <style:style style:name="P25" style:family="paragraph" style:parent-style-name="Text_20_body">
      <style:text-properties officeooo:rsid="0036c6f8" officeooo:paragraph-rsid="0036c6f8"/>
    </style:style>
    <style:style style:name="P26" style:family="paragraph" style:parent-style-name="Text_20_body">
      <style:text-properties officeooo:rsid="0036c6f8" officeooo:paragraph-rsid="0036f714"/>
    </style:style>
    <style:style style:name="P27" style:family="paragraph" style:parent-style-name="Text_20_body">
      <style:text-properties officeooo:rsid="0036c6f8" officeooo:paragraph-rsid="0065c9fa"/>
    </style:style>
    <style:style style:name="P28" style:family="paragraph" style:parent-style-name="Text_20_body">
      <style:text-properties officeooo:rsid="0036c6f8" officeooo:paragraph-rsid="0068dad9"/>
    </style:style>
    <style:style style:name="P29" style:family="paragraph" style:parent-style-name="Text_20_body">
      <style:text-properties officeooo:rsid="0038f3dc" officeooo:paragraph-rsid="0038f3dc"/>
    </style:style>
    <style:style style:name="P30" style:family="paragraph" style:parent-style-name="Text_20_body">
      <style:text-properties officeooo:rsid="0038f3dc" officeooo:paragraph-rsid="00396570"/>
    </style:style>
    <style:style style:name="P31" style:family="paragraph" style:parent-style-name="Text_20_body">
      <style:text-properties officeooo:rsid="0038f3dc" officeooo:paragraph-rsid="003ee0a6"/>
    </style:style>
    <style:style style:name="P32" style:family="paragraph" style:parent-style-name="Text_20_body">
      <style:text-properties officeooo:rsid="0038f3dc" officeooo:paragraph-rsid="006e5a70"/>
    </style:style>
    <style:style style:name="P33" style:family="paragraph" style:parent-style-name="Text_20_body">
      <style:text-properties officeooo:rsid="0038f3dc" officeooo:paragraph-rsid="0071110a"/>
    </style:style>
    <style:style style:name="P34" style:family="paragraph" style:parent-style-name="Text_20_body">
      <style:text-properties officeooo:rsid="004122f2" officeooo:paragraph-rsid="004122f2"/>
    </style:style>
    <style:style style:name="P35" style:family="paragraph" style:parent-style-name="Text_20_body">
      <style:text-properties officeooo:rsid="004122f2" officeooo:paragraph-rsid="007518b8"/>
    </style:style>
    <style:style style:name="P36" style:family="paragraph" style:parent-style-name="Text_20_body">
      <style:text-properties officeooo:rsid="004122f2" officeooo:paragraph-rsid="0077a10a"/>
    </style:style>
    <style:style style:name="P37" style:family="paragraph" style:parent-style-name="Text_20_body">
      <style:text-properties officeooo:rsid="004230a5" officeooo:paragraph-rsid="004230a5"/>
    </style:style>
    <style:style style:name="P38" style:family="paragraph" style:parent-style-name="Text_20_body">
      <style:text-properties officeooo:rsid="004230a5" officeooo:paragraph-rsid="0043d197"/>
    </style:style>
    <style:style style:name="P39" style:family="paragraph" style:parent-style-name="Text_20_body">
      <style:text-properties officeooo:rsid="0043d197" officeooo:paragraph-rsid="0043d197"/>
    </style:style>
    <style:style style:name="P40" style:family="paragraph" style:parent-style-name="Text_20_body">
      <style:text-properties officeooo:rsid="0043d197" officeooo:paragraph-rsid="007c303e"/>
    </style:style>
    <style:style style:name="P41" style:family="paragraph" style:parent-style-name="Text_20_body">
      <style:text-properties officeooo:rsid="0043d197" officeooo:paragraph-rsid="007d7fd9"/>
    </style:style>
    <style:style style:name="P42" style:family="paragraph" style:parent-style-name="Text_20_body">
      <style:text-properties officeooo:rsid="004585bc" officeooo:paragraph-rsid="004585bc"/>
    </style:style>
    <style:style style:name="P43" style:family="paragraph" style:parent-style-name="Text_20_body">
      <style:text-properties officeooo:rsid="004837f8" officeooo:paragraph-rsid="004837f8"/>
    </style:style>
    <style:style style:name="P44" style:family="paragraph" style:parent-style-name="Text_20_body">
      <style:text-properties officeooo:rsid="0049d1a7" officeooo:paragraph-rsid="0049d1a7"/>
    </style:style>
    <style:style style:name="P45" style:family="paragraph" style:parent-style-name="Text_20_body">
      <style:text-properties officeooo:rsid="004bdccd" officeooo:paragraph-rsid="004bdccd"/>
    </style:style>
    <style:style style:name="P46" style:family="paragraph" style:parent-style-name="Text_20_body">
      <style:text-properties officeooo:rsid="004d23b2" officeooo:paragraph-rsid="004d23b2"/>
    </style:style>
    <style:style style:name="P47" style:family="paragraph" style:parent-style-name="Text_20_body">
      <style:text-properties officeooo:rsid="004f299c" officeooo:paragraph-rsid="004f299c"/>
    </style:style>
    <style:style style:name="P48" style:family="paragraph" style:parent-style-name="Text_20_body">
      <style:text-properties officeooo:rsid="004fd87b" officeooo:paragraph-rsid="004fd87b"/>
    </style:style>
    <style:style style:name="P49" style:family="paragraph" style:parent-style-name="Text_20_body">
      <style:text-properties officeooo:rsid="005e43ab" officeooo:paragraph-rsid="005e43ab"/>
    </style:style>
    <style:style style:name="P50" style:family="paragraph" style:parent-style-name="Text_20_body">
      <style:text-properties officeooo:rsid="004ce22d" officeooo:paragraph-rsid="004ce22d"/>
    </style:style>
    <style:style style:name="P51" style:family="paragraph" style:parent-style-name="Text_20_body">
      <style:text-properties officeooo:rsid="0060291c" officeooo:paragraph-rsid="0060291c"/>
    </style:style>
    <style:style style:name="P52" style:family="paragraph" style:parent-style-name="Text_20_body">
      <style:text-properties officeooo:rsid="0050eaf9" officeooo:paragraph-rsid="00622338"/>
    </style:style>
    <style:style style:name="P53" style:family="paragraph" style:parent-style-name="Text_20_body">
      <style:text-properties officeooo:rsid="0050eaf9" officeooo:paragraph-rsid="0050eaf9"/>
    </style:style>
    <style:style style:name="P54" style:family="paragraph" style:parent-style-name="Text_20_body">
      <style:text-properties officeooo:rsid="00622338" officeooo:paragraph-rsid="00622338"/>
    </style:style>
    <style:style style:name="P55" style:family="paragraph" style:parent-style-name="Text_20_body">
      <style:text-properties officeooo:rsid="00631710" officeooo:paragraph-rsid="00631710"/>
    </style:style>
    <style:style style:name="P56" style:family="paragraph" style:parent-style-name="Text_20_body">
      <style:text-properties officeooo:rsid="00649ccc" officeooo:paragraph-rsid="00649ccc"/>
    </style:style>
    <style:style style:name="P57" style:family="paragraph" style:parent-style-name="Text_20_body">
      <style:text-properties officeooo:paragraph-rsid="006ceb1c"/>
    </style:style>
    <style:style style:name="P58" style:family="paragraph" style:parent-style-name="Preformatted_20_Text">
      <style:text-properties officeooo:rsid="00103398" officeooo:paragraph-rsid="00103398"/>
    </style:style>
    <style:style style:name="P59" style:family="paragraph" style:parent-style-name="Preformatted_20_Text">
      <style:text-properties officeooo:rsid="00114922" officeooo:paragraph-rsid="00114922"/>
    </style:style>
    <style:style style:name="P60" style:family="paragraph" style:parent-style-name="Preformatted_20_Text">
      <style:text-properties officeooo:paragraph-rsid="00114922"/>
    </style:style>
    <style:style style:name="P61" style:family="paragraph" style:parent-style-name="Preformatted_20_Text">
      <style:text-properties officeooo:rsid="0011a0f3" officeooo:paragraph-rsid="0011a0f3"/>
    </style:style>
    <style:style style:name="P62" style:family="paragraph" style:parent-style-name="Preformatted_20_Text">
      <style:text-properties officeooo:rsid="00181db4" officeooo:paragraph-rsid="00144def"/>
    </style:style>
    <style:style style:name="P63" style:family="paragraph" style:parent-style-name="Preformatted_20_Text">
      <style:text-properties fo:font-size="9pt" officeooo:rsid="00244b64" officeooo:paragraph-rsid="00244b64" style:font-size-asian="9pt" style:font-size-complex="9pt"/>
    </style:style>
    <style:style style:name="P64" style:family="paragraph" style:parent-style-name="Preformatted_20_Text">
      <style:text-properties fo:font-size="9pt" officeooo:rsid="00244b64" officeooo:paragraph-rsid="0063cd85" style:font-size-asian="9pt" style:font-size-complex="9pt"/>
    </style:style>
    <style:style style:name="P65" style:family="paragraph" style:parent-style-name="Preformatted_20_Text">
      <style:text-properties officeooo:rsid="00225b79" officeooo:paragraph-rsid="00225b79"/>
    </style:style>
    <style:style style:name="P66" style:family="paragraph" style:parent-style-name="Preformatted_20_Text">
      <style:text-properties officeooo:rsid="00235f17" officeooo:paragraph-rsid="00235f17"/>
    </style:style>
    <style:style style:name="P67" style:family="paragraph" style:parent-style-name="Preformatted_20_Text">
      <style:text-properties officeooo:rsid="00235f17" officeooo:paragraph-rsid="0063cd85"/>
    </style:style>
    <style:style style:name="P68" style:family="paragraph" style:parent-style-name="Preformatted_20_Text">
      <style:text-properties officeooo:rsid="00278486" officeooo:paragraph-rsid="00278486"/>
    </style:style>
    <style:style style:name="P69" style:family="paragraph" style:parent-style-name="Preformatted_20_Text">
      <style:text-properties officeooo:rsid="00278486" officeooo:paragraph-rsid="0063cd85"/>
    </style:style>
    <style:style style:name="P70" style:family="paragraph" style:parent-style-name="Preformatted_20_Text">
      <style:text-properties officeooo:paragraph-rsid="00569970"/>
    </style:style>
    <style:style style:name="P71" style:family="paragraph" style:parent-style-name="Preformatted_20_Text">
      <style:text-properties officeooo:paragraph-rsid="00631710"/>
    </style:style>
    <style:style style:name="P72" style:family="paragraph" style:parent-style-name="Preformatted_20_Text">
      <style:text-properties officeooo:rsid="000e4c5e" officeooo:paragraph-rsid="00631710"/>
    </style:style>
    <style:style style:name="P73" style:family="paragraph" style:parent-style-name="Preformatted_20_Text">
      <style:text-properties officeooo:rsid="00631710" officeooo:paragraph-rsid="00631710"/>
    </style:style>
    <style:style style:name="P74" style:family="paragraph" style:parent-style-name="Preformatted_20_Text">
      <style:text-properties officeooo:paragraph-rsid="0063cd85"/>
    </style:style>
    <style:style style:name="P75" style:family="paragraph" style:parent-style-name="Preformatted_20_Text">
      <style:text-properties officeooo:paragraph-rsid="006bdd45"/>
    </style:style>
    <style:style style:name="P76" style:family="paragraph" style:parent-style-name="Preformatted_20_Text">
      <style:text-properties officeooo:paragraph-rsid="006ceb1c"/>
    </style:style>
    <style:style style:name="P77" style:family="paragraph" style:parent-style-name="Preformatted_20_Text">
      <style:text-properties officeooo:paragraph-rsid="007c303e"/>
    </style:style>
    <style:style style:name="P78" style:family="paragraph" style:parent-style-name="Preformatted_20_Text">
      <style:text-properties officeooo:paragraph-rsid="007e985b"/>
    </style:style>
    <style:style style:name="P79" style:family="paragraph" style:parent-style-name="Text_20_body">
      <style:paragraph-properties fo:break-before="page"/>
      <style:text-properties officeooo:rsid="004122f2" officeooo:paragraph-rsid="004122f2"/>
    </style:style>
    <style:style style:name="P80" style:family="paragraph" style:parent-style-name="Text_20_body">
      <style:paragraph-properties fo:break-before="page"/>
      <style:text-properties officeooo:rsid="0035dc80" officeooo:paragraph-rsid="0035dc80"/>
    </style:style>
    <style:style style:name="P81" style:family="paragraph" style:parent-style-name="Text_20_body">
      <style:paragraph-properties fo:break-before="page"/>
      <style:text-properties officeooo:rsid="0036c6f8" officeooo:paragraph-rsid="0036f714"/>
    </style:style>
    <style:style style:name="P82" style:family="paragraph" style:parent-style-name="Text_20_body">
      <style:paragraph-properties fo:break-before="page"/>
      <style:text-properties officeooo:paragraph-rsid="004f299c"/>
    </style:style>
    <style:style style:name="P83" style:family="paragraph" style:parent-style-name="Text_20_body">
      <style:paragraph-properties fo:break-before="page"/>
      <style:text-properties officeooo:rsid="007205d2" officeooo:paragraph-rsid="007205d2"/>
    </style:style>
    <style:style style:name="P84" style:family="paragraph" style:parent-style-name="Text_20_body">
      <style:text-properties fo:font-weight="normal" officeooo:rsid="00062b75" officeooo:paragraph-rsid="00062b75" style:font-weight-asian="normal" style:font-weight-complex="normal"/>
    </style:style>
    <style:style style:name="P85" style:family="paragraph" style:parent-style-name="Text_20_body">
      <style:text-properties officeooo:rsid="004b4787" officeooo:paragraph-rsid="004b4787"/>
    </style:style>
    <style:style style:name="P86" style:family="paragraph" style:parent-style-name="Text_20_body">
      <style:text-properties officeooo:rsid="004b4787" officeooo:paragraph-rsid="007f87f0"/>
    </style:style>
    <style:style style:name="P87" style:family="paragraph" style:parent-style-name="Text_20_body">
      <style:text-properties officeooo:rsid="00802584" officeooo:paragraph-rsid="00802584"/>
    </style:style>
    <style:style style:name="P88" style:family="paragraph" style:parent-style-name="Text_20_body">
      <style:text-properties officeooo:rsid="004bdccd" officeooo:paragraph-rsid="004bdccd"/>
    </style:style>
    <style:style style:name="P89" style:family="paragraph" style:parent-style-name="Text_20_body">
      <style:text-properties officeooo:rsid="0081c06e" officeooo:paragraph-rsid="0081c06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02e44a"/>
    </style:style>
    <style:style style:name="P92" style:family="paragraph" style:parent-style-name="Heading_20_1">
      <style:paragraph-properties fo:break-before="page"/>
      <style:text-properties officeooo:rsid="00144def" officeooo:paragraph-rsid="00144def"/>
    </style:style>
    <style:style style:name="P93" style:family="paragraph" style:parent-style-name="Heading_20_2">
      <style:text-properties officeooo:rsid="0004bf05" officeooo:paragraph-rsid="0004bf05"/>
    </style:style>
    <style:style style:name="P94" style:family="paragraph" style:parent-style-name="Heading_20_2">
      <style:text-properties officeooo:rsid="0050eaf9" officeooo:paragraph-rsid="0050eaf9"/>
    </style:style>
    <style:style style:name="P95" style:family="paragraph" style:parent-style-name="Heading_20_2">
      <style:text-properties officeooo:rsid="00144def" officeooo:paragraph-rsid="00144def"/>
    </style:style>
    <style:style style:name="P96" style:family="paragraph" style:parent-style-name="Heading_20_2">
      <style:text-properties officeooo:rsid="004f299c" officeooo:paragraph-rsid="004f299c"/>
    </style:style>
    <style:style style:name="P97" style:family="paragraph" style:parent-style-name="Heading_20_2">
      <style:text-properties officeooo:rsid="0036c6f8" officeooo:paragraph-rsid="0036c6f8"/>
    </style:style>
    <style:style style:name="P98" style:family="paragraph" style:parent-style-name="Heading_20_2">
      <style:text-properties officeooo:rsid="0036c6f8" officeooo:paragraph-rsid="0038f3dc"/>
    </style:style>
    <style:style style:name="P99" style:family="paragraph" style:parent-style-name="Heading_20_2">
      <style:text-properties officeooo:rsid="0036c6f8" officeooo:paragraph-rsid="004122f2"/>
    </style:style>
    <style:style style:name="P100" style:family="paragraph" style:parent-style-name="Heading_20_2">
      <style:text-properties officeooo:rsid="0036c6f8" officeooo:paragraph-rsid="004230a5"/>
    </style:style>
    <style:style style:name="P101" style:family="paragraph" style:parent-style-name="Heading_20_2">
      <style:text-properties officeooo:rsid="0060291c" officeooo:paragraph-rsid="0060291c"/>
    </style:style>
    <style:style style:name="P102" style:family="paragraph" style:parent-style-name="Heading_20_2">
      <style:paragraph-properties fo:break-before="page"/>
      <style:text-properties officeooo:rsid="0036c6f8" officeooo:paragraph-rsid="0049d1a7"/>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Heading_20_3">
      <style:text-properties officeooo:rsid="000e4c5e" officeooo:paragraph-rsid="000e4c5e"/>
    </style:style>
    <style:style style:name="P106" style:family="paragraph" style:parent-style-name="Heading_20_3">
      <style:text-properties officeooo:rsid="000f034d" officeooo:paragraph-rsid="000f034d"/>
    </style:style>
    <style:style style:name="P107" style:family="paragraph" style:parent-style-name="Heading_20_3">
      <style:text-properties officeooo:paragraph-rsid="004f299c"/>
    </style:style>
    <style:style style:name="P108" style:family="paragraph" style:parent-style-name="Heading_20_3">
      <style:text-properties officeooo:paragraph-rsid="0068dad9"/>
    </style:style>
    <style:style style:name="P109" style:family="paragraph" style:parent-style-name="Heading_20_3">
      <style:text-properties officeooo:paragraph-rsid="006ceb1c"/>
    </style:style>
    <style:style style:name="P110" style:family="paragraph" style:parent-style-name="Heading_20_3">
      <style:text-properties officeooo:paragraph-rsid="0035dc80"/>
    </style:style>
    <style:style style:name="P111" style:family="paragraph" style:parent-style-name="Heading_20_3">
      <style:text-properties officeooo:paragraph-rsid="006e5a70"/>
    </style:style>
    <style:style style:name="P112" style:family="paragraph" style:parent-style-name="Heading_20_3">
      <style:text-properties officeooo:paragraph-rsid="0038f3dc"/>
    </style:style>
    <style:style style:name="P113" style:family="paragraph" style:parent-style-name="Heading_20_3">
      <style:text-properties officeooo:paragraph-rsid="004122f2"/>
    </style:style>
    <style:style style:name="P114" style:family="paragraph" style:parent-style-name="Heading_20_3">
      <style:text-properties officeooo:paragraph-rsid="0077a10a"/>
    </style:style>
    <style:style style:name="P115" style:family="paragraph" style:parent-style-name="Heading_20_3">
      <style:text-properties officeooo:paragraph-rsid="0073b0bd"/>
    </style:style>
    <style:style style:name="P116" style:family="paragraph" style:parent-style-name="Heading_20_3">
      <style:text-properties officeooo:rsid="004122f2" officeooo:paragraph-rsid="004122f2"/>
    </style:style>
    <style:style style:name="P117" style:family="paragraph" style:parent-style-name="Heading_20_3">
      <style:text-properties officeooo:paragraph-rsid="004230a5"/>
    </style:style>
    <style:style style:name="P118" style:family="paragraph" style:parent-style-name="Heading_20_3">
      <style:text-properties officeooo:paragraph-rsid="0043d197"/>
    </style:style>
    <style:style style:name="P119" style:family="paragraph" style:parent-style-name="Heading_20_3">
      <style:text-properties officeooo:paragraph-rsid="007c303e"/>
    </style:style>
    <style:style style:name="P120" style:family="paragraph" style:parent-style-name="Heading_20_3">
      <style:text-properties officeooo:paragraph-rsid="007d7fd9"/>
    </style:style>
    <style:style style:name="P121" style:family="paragraph" style:parent-style-name="Heading_20_3">
      <style:text-properties officeooo:paragraph-rsid="004585bc"/>
    </style:style>
    <style:style style:name="P122" style:family="paragraph" style:parent-style-name="Heading_20_3">
      <style:text-properties officeooo:paragraph-rsid="0049d1a7"/>
    </style:style>
    <style:style style:name="P123" style:family="paragraph" style:parent-style-name="Heading_20_3">
      <style:text-properties officeooo:paragraph-rsid="004b4787"/>
    </style:style>
    <style:style style:name="P124" style:family="paragraph" style:parent-style-name="Heading_20_3">
      <style:text-properties officeooo:paragraph-rsid="004ce22d"/>
    </style:style>
    <style:style style:name="P125" style:family="paragraph" style:parent-style-name="Heading_20_3">
      <style:text-properties officeooo:rsid="0060291c" officeooo:paragraph-rsid="0060291c"/>
    </style:style>
    <style:style style:name="P126" style:family="paragraph" style:parent-style-name="Heading_20_3">
      <style:text-properties officeooo:paragraph-rsid="007f87f0"/>
    </style:style>
    <style:style style:name="P127" style:family="paragraph" style:parent-style-name="Heading_20_3">
      <style:text-properties officeooo:paragraph-rsid="00802584"/>
    </style:style>
    <style:style style:name="P128" style:family="paragraph" style:parent-style-name="Heading_20_3">
      <style:text-properties officeooo:rsid="0081c06e" officeooo:paragraph-rsid="0081c06e"/>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bold" officeooo:rsid="004122f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2b75" style:font-weight-asian="normal" style:font-weight-complex="normal"/>
    </style:style>
    <style:style style:name="T9" style:family="text">
      <style:text-properties fo:font-weight="normal" officeooo:rsid="00080698" style:font-weight-asian="normal" style:font-weight-complex="normal"/>
    </style:style>
    <style:style style:name="T10" style:family="text">
      <style:text-properties fo:font-weight="normal" officeooo:rsid="000b45f0" style:font-weight-asian="normal" style:font-weight-complex="normal"/>
    </style:style>
    <style:style style:name="T11" style:family="text">
      <style:text-properties fo:font-weight="normal" officeooo:rsid="000e4c5e" style:font-weight-asian="normal" style:font-weight-complex="normal"/>
    </style:style>
    <style:style style:name="T12" style:family="text">
      <style:text-properties fo:font-weight="normal" officeooo:rsid="004122f2" style:font-weight-asian="normal" style:font-weight-complex="normal"/>
    </style:style>
    <style:style style:name="T13" style:family="text">
      <style:text-properties fo:font-weight="normal" officeooo:rsid="0073b0bd" style:font-weight-asian="normal" style:font-weight-complex="normal"/>
    </style:style>
    <style:style style:name="T14" style:family="text">
      <style:text-properties fo:font-weight="normal" officeooo:rsid="0071110a" style:font-weight-asian="normal" style:font-weight-complex="normal"/>
    </style:style>
    <style:style style:name="T15" style:family="text">
      <style:text-properties fo:font-weight="normal" officeooo:rsid="007518b8" style:font-weight-asian="normal" style:font-weight-complex="normal"/>
    </style:style>
    <style:style style:name="T16" style:family="text">
      <style:text-properties officeooo:rsid="000b45f0"/>
    </style:style>
    <style:style style:name="T17" style:family="text">
      <style:text-properties officeooo:rsid="000ebf21"/>
    </style:style>
    <style:style style:name="T18" style:family="text">
      <style:text-properties officeooo:rsid="00114922"/>
    </style:style>
    <style:style style:name="T19" style:family="text">
      <style:text-properties officeooo:rsid="00126816"/>
    </style:style>
    <style:style style:name="T20" style:family="text">
      <style:text-properties officeooo:rsid="00144def"/>
    </style:style>
    <style:style style:name="T21" style:family="text">
      <style:text-properties officeooo:rsid="001b3a76"/>
    </style:style>
    <style:style style:name="T22" style:family="text">
      <style:text-properties officeooo:rsid="001cb011"/>
    </style:style>
    <style:style style:name="T23" style:family="text">
      <style:text-properties officeooo:rsid="00278653"/>
    </style:style>
    <style:style style:name="T24" style:family="text">
      <style:text-properties officeooo:rsid="0028cd48"/>
    </style:style>
    <style:style style:name="T25" style:family="text">
      <style:text-properties officeooo:rsid="002a2306"/>
    </style:style>
    <style:style style:name="T26" style:family="text">
      <style:text-properties officeooo:rsid="002adddd"/>
    </style:style>
    <style:style style:name="T27" style:family="text">
      <style:text-properties officeooo:rsid="002b7539"/>
    </style:style>
    <style:style style:name="T28" style:family="text">
      <style:text-properties officeooo:rsid="002d3b5b"/>
    </style:style>
    <style:style style:name="T29" style:family="text">
      <style:text-properties officeooo:rsid="002e0aa6"/>
    </style:style>
    <style:style style:name="T30" style:family="text">
      <style:text-properties officeooo:rsid="002f5c6c"/>
    </style:style>
    <style:style style:name="T31" style:family="text">
      <style:text-properties officeooo:rsid="00334aab"/>
    </style:style>
    <style:style style:name="T32" style:family="text">
      <style:text-properties officeooo:rsid="0035dc80"/>
    </style:style>
    <style:style style:name="T33" style:family="text">
      <style:text-properties officeooo:rsid="0036c6f8"/>
    </style:style>
    <style:style style:name="T34" style:family="text">
      <style:text-properties officeooo:rsid="0036f714"/>
    </style:style>
    <style:style style:name="T35" style:family="text">
      <style:text-properties officeooo:rsid="0038f3dc"/>
    </style:style>
    <style:style style:name="T36" style:family="text">
      <style:text-properties officeooo:rsid="00396570"/>
    </style:style>
    <style:style style:name="T37" style:family="text">
      <style:text-properties officeooo:rsid="0039fed5"/>
    </style:style>
    <style:style style:name="T38" style:family="text">
      <style:text-properties officeooo:rsid="003cf757"/>
    </style:style>
    <style:style style:name="T39" style:family="text">
      <style:text-properties officeooo:rsid="004122f2"/>
    </style:style>
    <style:style style:name="T40" style:family="text">
      <style:text-properties officeooo:rsid="004230a5"/>
    </style:style>
    <style:style style:name="T41" style:family="text">
      <style:text-properties officeooo:rsid="0043d197"/>
    </style:style>
    <style:style style:name="T42" style:family="text">
      <style:text-properties officeooo:rsid="0049d1a7"/>
    </style:style>
    <style:style style:name="T43" style:family="text">
      <style:text-properties officeooo:rsid="004b4787"/>
    </style:style>
    <style:style style:name="T44" style:family="text">
      <style:text-properties officeooo:rsid="004bdccd"/>
    </style:style>
    <style:style style:name="T45" style:family="text">
      <style:text-properties officeooo:rsid="004d23b2"/>
    </style:style>
    <style:style style:name="T46" style:family="text">
      <style:text-properties officeooo:rsid="004dd272"/>
    </style:style>
    <style:style style:name="T47" style:family="text">
      <style:text-properties officeooo:rsid="004f299c"/>
    </style:style>
    <style:style style:name="T48" style:family="text">
      <style:text-properties officeooo:rsid="0054544c"/>
    </style:style>
    <style:style style:name="T49" style:family="text">
      <style:text-properties officeooo:rsid="00549461"/>
    </style:style>
    <style:style style:name="T50" style:family="text">
      <style:text-properties officeooo:rsid="005595f0"/>
    </style:style>
    <style:style style:name="T51" style:family="text">
      <style:text-properties officeooo:rsid="00564dad"/>
    </style:style>
    <style:style style:name="T52" style:family="text">
      <style:text-properties officeooo:rsid="00569970"/>
    </style:style>
    <style:style style:name="T53" style:family="text">
      <style:text-properties officeooo:rsid="0058751c"/>
    </style:style>
    <style:style style:name="T54" style:family="text">
      <style:text-properties officeooo:rsid="0059223e"/>
    </style:style>
    <style:style style:name="T55" style:family="text">
      <style:text-properties officeooo:rsid="005a0ae7"/>
    </style:style>
    <style:style style:name="T56" style:family="text">
      <style:text-properties officeooo:rsid="005a2bc9"/>
    </style:style>
    <style:style style:name="T57" style:family="text">
      <style:text-properties officeooo:rsid="005bb7eb"/>
    </style:style>
    <style:style style:name="T58" style:family="text">
      <style:text-properties officeooo:rsid="005c81da"/>
    </style:style>
    <style:style style:name="T59" style:family="text">
      <style:text-properties officeooo:rsid="0060cd8f"/>
    </style:style>
    <style:style style:name="T60" style:family="text">
      <style:text-properties officeooo:rsid="00622338"/>
    </style:style>
    <style:style style:name="T61" style:family="text">
      <style:text-properties officeooo:rsid="00631710"/>
    </style:style>
    <style:style style:name="T62" style:family="text">
      <style:text-properties officeooo:rsid="0063cd85"/>
    </style:style>
    <style:style style:name="T63" style:family="text">
      <style:text-properties officeooo:rsid="0065c9fa"/>
    </style:style>
    <style:style style:name="T64" style:family="text">
      <style:text-properties officeooo:rsid="0068dad9"/>
    </style:style>
    <style:style style:name="T65" style:family="text">
      <style:text-properties officeooo:rsid="006bdd45"/>
    </style:style>
    <style:style style:name="T66" style:family="text">
      <style:text-properties officeooo:rsid="006ceb1c"/>
    </style:style>
    <style:style style:name="T67" style:family="text">
      <style:text-properties officeooo:rsid="006e5a70"/>
    </style:style>
    <style:style style:name="T68" style:family="text">
      <style:text-properties officeooo:rsid="006f821d"/>
    </style:style>
    <style:style style:name="T69" style:family="text">
      <style:text-properties officeooo:rsid="0071110a"/>
    </style:style>
    <style:style style:name="T70" style:family="text">
      <style:text-properties officeooo:rsid="0073b0bd"/>
    </style:style>
    <style:style style:name="T71" style:family="text">
      <style:text-properties officeooo:rsid="00757219"/>
    </style:style>
    <style:style style:name="T72" style:family="text">
      <style:text-properties officeooo:rsid="00787ebf"/>
    </style:style>
    <style:style style:name="T73" style:family="text">
      <style:text-properties officeooo:rsid="007a3dfe"/>
    </style:style>
    <style:style style:name="T74" style:family="text">
      <style:text-properties officeooo:rsid="007c303e"/>
    </style:style>
    <style:style style:name="T75" style:family="text">
      <style:text-properties officeooo:rsid="007d7fd9"/>
    </style:style>
    <style:style style:name="T76" style:family="text">
      <style:text-properties officeooo:rsid="007d819c"/>
    </style:style>
    <style:style style:name="T77" style:family="text">
      <style:text-properties officeooo:rsid="007e985b"/>
    </style:style>
    <style:style style:name="T78" style:family="text">
      <style:text-properties officeooo:rsid="007f87f0"/>
    </style:style>
    <style:style style:name="T79" style:family="text">
      <style:text-properties officeooo:rsid="007ffbc2"/>
    </style:style>
    <style:style style:name="T80" style:family="text">
      <style:text-properties officeooo:rsid="00802584"/>
    </style:style>
    <style:style style:name="T81" style:family="text">
      <style:text-properties officeooo:rsid="0081d62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3"><text:a xlink:type="simple" xlink:href="#__RefHeading___Toc110_1845443822" text:style-name="Index_20_Link" text:visited-style-name="Index_20_Link">Concepts principaux<text:tab/>4</text:a></text:p>
          <text:p text:style-name="P104"><text:a xlink:type="simple" xlink:href="#__RefHeading___Toc112_1845443822" text:style-name="Index_20_Link" text:visited-style-name="Index_20_Link">Intro<text:tab/>4</text:a></text:p>
          <text:p text:style-name="P104"><text:a xlink:type="simple" xlink:href="#__RefHeading___Toc1393_1435643514" text:style-name="Index_20_Link" text:visited-style-name="Index_20_Link">Lancement d'un programme en stoicos<text:tab/>4</text:a></text:p>
          <text:p text:style-name="P104"><text:a xlink:type="simple" xlink:href="#__RefHeading___Toc114_1845443822" text:style-name="Index_20_Link" text:visited-style-name="Index_20_Link">Syntaxe<text:tab/>4</text:a></text:p>
          <text:p text:style-name="P129"><text:a xlink:type="simple" xlink:href="#__RefHeading___Toc158_2102580586" text:style-name="Index_20_Link" text:visited-style-name="Index_20_Link">Structure<text:tab/>4</text:a></text:p>
          <text:p text:style-name="P129"><text:a xlink:type="simple" xlink:href="#__RefHeading___Toc162_2102580586" text:style-name="Index_20_Link" text:visited-style-name="Index_20_Link">Omission ou surcharge d'arguments<text:tab/>5</text:a></text:p>
          <text:p text:style-name="P129"><text:a xlink:type="simple" xlink:href="#__RefHeading___Toc164_2102580586" text:style-name="Index_20_Link" text:visited-style-name="Index_20_Link">Décomposition d'une instruction<text:tab/>5</text:a></text:p>
          <text:p text:style-name="P129"><text:a xlink:type="simple" xlink:href="#__RefHeading___Toc166_2102580586" text:style-name="Index_20_Link" text:visited-style-name="Index_20_Link">Commentaires<text:tab/>6</text:a></text:p>
          <text:p text:style-name="P103"><text:a xlink:type="simple" xlink:href="#__RefHeading___Toc119_1845443822" text:style-name="Index_20_Link" text:visited-style-name="Index_20_Link">Quelques exemples de code<text:tab/>7</text:a></text:p>
          <text:p text:style-name="P104"><text:a xlink:type="simple" xlink:href="#__RefHeading___Toc310_805984864" text:style-name="Index_20_Link" text:visited-style-name="Index_20_Link">Exemples simples<text:tab/>7</text:a></text:p>
          <text:p text:style-name="P103"><text:a xlink:type="simple" xlink:href="#__RefHeading___Toc391_1504493214" text:style-name="Index_20_Link" text:visited-style-name="Index_20_Link">Liste des fonctions<text:tab/>8</text:a></text:p>
          <text:p text:style-name="P104"><text:a xlink:type="simple" xlink:href="#__RefHeading___Toc1395_1435643514" text:style-name="Index_20_Link" text:visited-style-name="Index_20_Link">Fonctions générales<text:tab/>8</text:a></text:p>
          <text:p text:style-name="P129"><text:a xlink:type="simple" xlink:href="#__RefHeading___Toc1397_1435643514" text:style-name="Index_20_Link" text:visited-style-name="Index_20_Link">print *valeurs<text:tab/>8</text:a></text:p>
          <text:p text:style-name="P129"><text:a xlink:type="simple" xlink:href="#__RefHeading___Toc1399_1435643514" text:style-name="Index_20_Link" text:visited-style-name="Index_20_Link">input [string]<text:tab/>8</text:a></text:p>
          <text:p text:style-name="P104"><text:a xlink:type="simple" xlink:href="#__RefHeading___Toc393_1504493214" text:style-name="Index_20_Link" text:visited-style-name="Index_20_Link">Manipulation de variables<text:tab/>9</text:a></text:p>
          <text:p text:style-name="P129"><text:a xlink:type="simple" xlink:href="#__RefHeading___Toc395_1504493214" text:style-name="Index_20_Link" text:visited-style-name="Index_20_Link">allocate_var nom contenu<text:tab/>9</text:a></text:p>
          <text:p text:style-name="P129"><text:a xlink:type="simple" xlink:href="#__RefHeading___Toc1954_1582497967" text:style-name="Index_20_Link" text:visited-style-name="Index_20_Link">replace_var nom contenu<text:tab/>9</text:a></text:p>
          <text:p text:style-name="P129"><text:a xlink:type="simple" xlink:href="#__RefHeading___Toc397_1504493214" text:style-name="Index_20_Link" text:visited-style-name="Index_20_Link">read_var nom<text:tab/>9</text:a></text:p>
          <text:p text:style-name="P129"><text:a xlink:type="simple" xlink:href="#__RefHeading___Toc1956_1582497967" text:style-name="Index_20_Link" text:visited-style-name="Index_20_Link">get_historic nom<text:tab/>9</text:a></text:p>
          <text:p text:style-name="P129"><text:a xlink:type="simple" xlink:href="#__RefHeading___Toc399_1504493214" text:style-name="Index_20_Link" text:visited-style-name="Index_20_Link">swap_var nom nombis<text:tab/>9</text:a></text:p>
          <text:p text:style-name="P129"><text:a xlink:type="simple" xlink:href="#__RefHeading___Toc401_1504493214" text:style-name="Index_20_Link" text:visited-style-name="Index_20_Link">let_in nom contenu contexte<text:tab/>9</text:a></text:p>
          <text:p text:style-name="P129"><text:a xlink:type="simple" xlink:href="#__RefHeading___Toc1554_1288113403" text:style-name="Index_20_Link" text:visited-style-name="Index_20_Link">increment nom<text:tab/>9</text:a></text:p>
          <text:p text:style-name="P129"><text:a xlink:type="simple" xlink:href="#__RefHeading___Toc1556_1288113403" text:style-name="Index_20_Link" text:visited-style-name="Index_20_Link">decrement nom<text:tab/>9</text:a></text:p>
          <text:p text:style-name="P104"><text:a xlink:type="simple" xlink:href="#__RefHeading___Toc403_1504493214" text:style-name="Index_20_Link" text:visited-style-name="Index_20_Link">Manipulation de chaînes de caractère<text:tab/>10</text:a></text:p>
          <text:p text:style-name="P129"><text:a xlink:type="simple" xlink:href="#__RefHeading___Toc405_1504493214" text:style-name="Index_20_Link" text:visited-style-name="Index_20_Link">repeat_s str num<text:tab/>10</text:a></text:p>
          <text:p text:style-name="P129"><text:a xlink:type="simple" xlink:href="#__RefHeading___Toc407_1504493214" text:style-name="Index_20_Link" text:visited-style-name="Index_20_Link">capitalize str<text:tab/>10</text:a></text:p>
          <text:p text:style-name="P129"><text:a xlink:type="simple" xlink:href="#__RefHeading___Toc409_1504493214" text:style-name="Index_20_Link" text:visited-style-name="Index_20_Link">upcase str<text:tab/>10</text:a></text:p>
          <text:p text:style-name="P129"><text:a xlink:type="simple" xlink:href="#__RefHeading___Toc411_1504493214" text:style-name="Index_20_Link" text:visited-style-name="Index_20_Link">downcase str<text:tab/>10</text:a></text:p>
          <text:p text:style-name="P129"><text:a xlink:type="simple" xlink:href="#__RefHeading___Toc413_1504493214" text:style-name="Index_20_Link" text:visited-style-name="Index_20_Link">swapcase str<text:tab/>10</text:a></text:p>
          <text:p text:style-name="P129"><text:a xlink:type="simple" xlink:href="#__RefHeading___Toc415_1504493214" text:style-name="Index_20_Link" text:visited-style-name="Index_20_Link">title str<text:tab/>10</text:a></text:p>
          <text:p text:style-name="P129"><text:a xlink:type="simple" xlink:href="#__RefHeading___Toc417_1504493214" text:style-name="Index_20_Link" text:visited-style-name="Index_20_Link">reverse str<text:tab/>10</text:a></text:p>
          <text:p text:style-name="P129"><text:a xlink:type="simple" xlink:href="#__RefHeading___Toc419_1504493214" text:style-name="Index_20_Link" text:visited-style-name="Index_20_Link">split str strbis<text:tab/>10</text:a></text:p>
          <text:p text:style-name="P129"><text:a xlink:type="simple" xlink:href="#__RefHeading___Toc1958_1582497967" text:style-name="Index_20_Link" text:visited-style-name="Index_20_Link">join liste str<text:tab/>10</text:a></text:p>
          <text:p text:style-name="P129"><text:a xlink:type="simple" xlink:href="#__RefHeading___Toc421_1504493214" text:style-name="Index_20_Link" text:visited-style-name="Index_20_Link">format str liste<text:tab/>11</text:a></text:p>
          <text:p text:style-name="P129"><text:a xlink:type="simple" xlink:href="#__RefHeading___Toc423_1504493214" text:style-name="Index_20_Link" text:visited-style-name="Index_20_Link">at_s str num<text:tab/>11</text:a></text:p>
          <text:p text:style-name="P129"><text:a xlink:type="simple" xlink:href="#__RefHeading___Toc425_1504493214" text:style-name="Index_20_Link" text:visited-style-name="Index_20_Link">slice_s str num1 num2<text:tab/>11</text:a></text:p>
          <text:p text:style-name="P129"><text:a xlink:type="simple" xlink:href="#__RefHeading___Toc427_1504493214" text:style-name="Index_20_Link" text:visited-style-name="Index_20_Link">include_s str strbis<text:tab/>11</text:a></text:p>
          <text:p text:style-name="P129"><text:a xlink:type="simple" xlink:href="#__RefHeading___Toc429_1504493214" text:style-name="Index_20_Link" text:visited-style-name="Index_20_Link">concat_s str strbis<text:tab/>11</text:a></text:p>
          <text:p text:style-name="P104"><text:a xlink:type="simple" xlink:href="#__RefHeading___Toc431_1504493214" text:style-name="Index_20_Link" text:visited-style-name="Index_20_Link">Manipulation d'entiers<text:tab/>12</text:a></text:p>
          <text:p text:style-name="P129"><text:a xlink:type="simple" xlink:href="#__RefHeading___Toc1960_1582497967" text:style-name="Index_20_Link" text:visited-style-name="Index_20_Link">int val<text:tab/>12</text:a></text:p>
          <text:p text:style-name="P129"><text:a xlink:type="simple" xlink:href="#__RefHeading___Toc433_1504493214" text:style-name="Index_20_Link" text:visited-style-name="Index_20_Link">incr num<text:tab/>12</text:a></text:p>
          <text:p text:style-name="P129"><text:soft-page-break/><text:a xlink:type="simple" xlink:href="#__RefHeading___Toc435_1504493214" text:style-name="Index_20_Link" text:visited-style-name="Index_20_Link">decr num<text:tab/>12</text:a></text:p>
          <text:p text:style-name="P129"><text:a xlink:type="simple" xlink:href="#__RefHeading___Toc437_1504493214" text:style-name="Index_20_Link" text:visited-style-name="Index_20_Link">sum num numbis<text:tab/>12</text:a></text:p>
          <text:p text:style-name="P129"><text:a xlink:type="simple" xlink:href="#__RefHeading___Toc439_1504493214" text:style-name="Index_20_Link" text:visited-style-name="Index_20_Link">dif num numbis<text:tab/>12</text:a></text:p>
          <text:p text:style-name="P129"><text:a xlink:type="simple" xlink:href="#__RefHeading___Toc441_1504493214" text:style-name="Index_20_Link" text:visited-style-name="Index_20_Link">prod num numbis<text:tab/>12</text:a></text:p>
          <text:p text:style-name="P129"><text:a xlink:type="simple" xlink:href="#__RefHeading___Toc443_1504493214" text:style-name="Index_20_Link" text:visited-style-name="Index_20_Link">div num numbis<text:tab/>12</text:a></text:p>
          <text:p text:style-name="P129"><text:a xlink:type="simple" xlink:href="#__RefHeading___Toc445_1504493214" text:style-name="Index_20_Link" text:visited-style-name="Index_20_Link">mod num numbis<text:tab/>12</text:a></text:p>
          <text:p text:style-name="P129"><text:a xlink:type="simple" xlink:href="#__RefHeading___Toc447_1504493214" text:style-name="Index_20_Link" text:visited-style-name="Index_20_Link">pow num numbis<text:tab/>12</text:a></text:p>
          <text:p text:style-name="P129"><text:a xlink:type="simple" xlink:href="#__RefHeading___Toc449_1504493214" text:style-name="Index_20_Link" text:visited-style-name="Index_20_Link">divisible num numbis<text:tab/>12</text:a></text:p>
          <text:p text:style-name="P129"><text:a xlink:type="simple" xlink:href="#__RefHeading___Toc451_1504493214" text:style-name="Index_20_Link" text:visited-style-name="Index_20_Link">even num<text:tab/>12</text:a></text:p>
          <text:p text:style-name="P129"><text:a xlink:type="simple" xlink:href="#__RefHeading___Toc453_1504493214" text:style-name="Index_20_Link" text:visited-style-name="Index_20_Link">odd num<text:tab/>12</text:a></text:p>
          <text:p text:style-name="P104"><text:a xlink:type="simple" xlink:href="#__RefHeading___Toc882_714356504" text:style-name="Index_20_Link" text:visited-style-name="Index_20_Link">Manipulation de booléen<text:tab/>13</text:a></text:p>
          <text:p text:style-name="P129"><text:a xlink:type="simple" xlink:href="#__RefHeading___Toc884_714356504" text:style-name="Index_20_Link" text:visited-style-name="Index_20_Link">and element elementbis<text:tab/>13</text:a></text:p>
          <text:p text:style-name="P129"><text:a xlink:type="simple" xlink:href="#__RefHeading___Toc886_714356504" text:style-name="Index_20_Link" text:visited-style-name="Index_20_Link">or element elementbis<text:tab/>13</text:a></text:p>
          <text:p text:style-name="P129"><text:a xlink:type="simple" xlink:href="#__RefHeading___Toc888_714356504" text:style-name="Index_20_Link" text:visited-style-name="Index_20_Link">not element<text:tab/>13</text:a></text:p>
          <text:p text:style-name="P129"><text:a xlink:type="simple" xlink:href="#__RefHeading___Toc1962_1582497967" text:style-name="Index_20_Link" text:visited-style-name="Index_20_Link">true<text:tab/>13</text:a></text:p>
          <text:p text:style-name="P129"><text:a xlink:type="simple" xlink:href="#__RefHeading___Toc904_714356504" text:style-name="Index_20_Link" text:visited-style-name="Index_20_Link">false<text:tab/>13</text:a></text:p>
          <text:p text:style-name="P129"><text:a xlink:type="simple" xlink:href="#__RefHeading___Toc890_714356504" text:style-name="Index_20_Link" text:visited-style-name="Index_20_Link">equal element elementbis<text:tab/>14</text:a></text:p>
          <text:p text:style-name="P129"><text:a xlink:type="simple" xlink:href="#__RefHeading___Toc892_714356504" text:style-name="Index_20_Link" text:visited-style-name="Index_20_Link">different element elementbis<text:tab/>14</text:a></text:p>
          <text:p text:style-name="P129"><text:a xlink:type="simple" xlink:href="#__RefHeading___Toc894_714356504" text:style-name="Index_20_Link" text:visited-style-name="Index_20_Link">inf element elementbis<text:tab/>14</text:a></text:p>
          <text:p text:style-name="P129"><text:a xlink:type="simple" xlink:href="#__RefHeading___Toc896_714356504" text:style-name="Index_20_Link" text:visited-style-name="Index_20_Link">sup element elementbis<text:tab/>14</text:a></text:p>
          <text:p text:style-name="P129"><text:a xlink:type="simple" xlink:href="#__RefHeading___Toc898_714356504" text:style-name="Index_20_Link" text:visited-style-name="Index_20_Link">infeq element elementbis<text:tab/>14</text:a></text:p>
          <text:p text:style-name="P129"><text:a xlink:type="simple" xlink:href="#__RefHeading___Toc900_714356504" text:style-name="Index_20_Link" text:visited-style-name="Index_20_Link">supeq element elementbis<text:tab/>14</text:a></text:p>
          <text:p text:style-name="P104"><text:a xlink:type="simple" xlink:href="#__RefHeading___Toc906_714356504" text:style-name="Index_20_Link" text:visited-style-name="Index_20_Link">Manipulation de liste<text:tab/>15</text:a></text:p>
          <text:p text:style-name="P129"><text:a xlink:type="simple" xlink:href="#__RefHeading___Toc1401_1435643514" text:style-name="Index_20_Link" text:visited-style-name="Index_20_Link">arr *elements<text:tab/>15</text:a></text:p>
          <text:p text:style-name="P129"><text:a xlink:type="simple" xlink:href="#__RefHeading___Toc908_714356504" text:style-name="Index_20_Link" text:visited-style-name="Index_20_Link">rangex int [intbis]<text:tab/>15</text:a></text:p>
          <text:p text:style-name="P129"><text:a xlink:type="simple" xlink:href="#__RefHeading___Toc910_714356504" text:style-name="Index_20_Link" text:visited-style-name="Index_20_Link">head liste<text:tab/>15</text:a></text:p>
          <text:p text:style-name="P129"><text:a xlink:type="simple" xlink:href="#__RefHeading___Toc912_714356504" text:style-name="Index_20_Link" text:visited-style-name="Index_20_Link">tail liste<text:tab/>15</text:a></text:p>
          <text:p text:style-name="P129"><text:a xlink:type="simple" xlink:href="#__RefHeading___Toc914_714356504" text:style-name="Index_20_Link" text:visited-style-name="Index_20_Link">sort liste<text:tab/>15</text:a></text:p>
          <text:p text:style-name="P129"><text:a xlink:type="simple" xlink:href="#__RefHeading___Toc916_714356504" text:style-name="Index_20_Link" text:visited-style-name="Index_20_Link">sum_arr liste<text:tab/>15</text:a></text:p>
          <text:p text:style-name="P129"><text:a xlink:type="simple" xlink:href="#__RefHeading___Toc918_714356504" text:style-name="Index_20_Link" text:visited-style-name="Index_20_Link">prod_arr liste<text:tab/>15</text:a></text:p>
          <text:p text:style-name="P129"><text:a xlink:type="simple" xlink:href="#__RefHeading___Toc920_714356504" text:style-name="Index_20_Link" text:visited-style-name="Index_20_Link">repeat element int<text:tab/>15</text:a></text:p>
          <text:p text:style-name="P129"><text:a xlink:type="simple" xlink:href="#__RefHeading___Toc922_714356504" text:style-name="Index_20_Link" text:visited-style-name="Index_20_Link">prepend liste element<text:tab/>15</text:a></text:p>
          <text:p text:style-name="P129"><text:a xlink:type="simple" xlink:href="#__RefHeading___Toc924_714356504" text:style-name="Index_20_Link" text:visited-style-name="Index_20_Link">append liste element<text:tab/>15</text:a></text:p>
          <text:p text:style-name="P129"><text:a xlink:type="simple" xlink:href="#__RefHeading___Toc926_714356504" text:style-name="Index_20_Link" text:visited-style-name="Index_20_Link">remove liste element<text:tab/>15</text:a></text:p>
          <text:p text:style-name="P129"><text:a xlink:type="simple" xlink:href="#__RefHeading___Toc928_714356504" text:style-name="Index_20_Link" text:visited-style-name="Index_20_Link">remove_all liste element<text:tab/>16</text:a></text:p>
          <text:p text:style-name="P129"><text:a xlink:type="simple" xlink:href="#__RefHeading___Toc930_714356504" text:style-name="Index_20_Link" text:visited-style-name="Index_20_Link">filter liste iterateur contexte<text:tab/>16</text:a></text:p>
          <text:p text:style-name="P129"><text:a xlink:type="simple" xlink:href="#__RefHeading___Toc932_714356504" text:style-name="Index_20_Link" text:visited-style-name="Index_20_Link">map liste iterateur contexte<text:tab/>16</text:a></text:p>
          <text:p text:style-name="P129"><text:a xlink:type="simple" xlink:href="#__RefHeading___Toc1964_1582497967" text:style-name="Index_20_Link" text:visited-style-name="Index_20_Link">mapi liste iterateur iterateurbis contexte<text:tab/>16</text:a></text:p>
          <text:p text:style-name="P129"><text:a xlink:type="simple" xlink:href="#__RefHeading___Toc1966_1582497967" text:style-name="Index_20_Link" text:visited-style-name="Index_20_Link">inject liste iterateur iterateurbis contexte<text:tab/>16</text:a></text:p>
          <text:p text:style-name="P129"><text:a xlink:type="simple" xlink:href="#__RefHeading___Toc934_714356504" text:style-name="Index_20_Link" text:visited-style-name="Index_20_Link">len_arr liste<text:tab/>16</text:a></text:p>
          <text:p text:style-name="P129"><text:a xlink:type="simple" xlink:href="#__RefHeading___Toc936_714356504" text:style-name="Index_20_Link" text:visited-style-name="Index_20_Link">at_arr liste int<text:tab/>16</text:a></text:p>
          <text:p text:style-name="P129"><text:a xlink:type="simple" xlink:href="#__RefHeading___Toc938_714356504" text:style-name="Index_20_Link" text:visited-style-name="Index_20_Link">slice_arr liste int intbis<text:tab/>16</text:a></text:p>
          <text:p text:style-name="P129"><text:a xlink:type="simple" xlink:href="#__RefHeading___Toc940_714356504" text:style-name="Index_20_Link" text:visited-style-name="Index_20_Link">include_arr liste element<text:tab/>16</text:a></text:p>
          <text:p text:style-name="P129"><text:a xlink:type="simple" xlink:href="#__RefHeading___Toc942_714356504" text:style-name="Index_20_Link" text:visited-style-name="Index_20_Link">concat_arr liste listebis<text:tab/>17</text:a></text:p>
          <text:p text:style-name="P104"><text:a xlink:type="simple" xlink:href="#__RefHeading___Toc1403_1435643514" text:style-name="Index_20_Link" text:visited-style-name="Index_20_Link">Manipulation de procedure<text:tab/>18</text:a></text:p>
          <text:p text:style-name="P129"><text:a xlink:type="simple" xlink:href="#__RefHeading___Toc1405_1435643514" text:style-name="Index_20_Link" text:visited-style-name="Index_20_Link">do *actions<text:tab/>18</text:a></text:p>
          <text:p text:style-name="P129"><text:a xlink:type="simple" xlink:href="#__RefHeading___Toc1407_1435643514" text:style-name="Index_20_Link" text:visited-style-name="Index_20_Link">proc_w *actions<text:tab/>18</text:a></text:p>
          <text:p text:style-name="P129"><text:a xlink:type="simple" xlink:href="#__RefHeading___Toc1409_1435643514" text:style-name="Index_20_Link" text:visited-style-name="Index_20_Link">proc_r proc<text:tab/>18</text:a></text:p>
          <text:p text:style-name="P129"><text:a xlink:type="simple" xlink:href="#__RefHeading___Toc1411_1435643514" text:style-name="Index_20_Link" text:visited-style-name="Index_20_Link">each liste iterateur action<text:tab/>18</text:a></text:p>
          <text:p text:style-name="P129"><text:a xlink:type="simple" xlink:href="#__RefHeading___Toc1968_1582497967" text:style-name="Index_20_Link" text:visited-style-name="Index_20_Link">each_index liste iterateur action<text:tab/>18</text:a></text:p>
          <text:p text:style-name="P129"><text:a xlink:type="simple" xlink:href="#__RefHeading___Toc1970_1582497967" text:style-name="Index_20_Link" text:visited-style-name="Index_20_Link">each_with_index liste iterateur iterateurbis action<text:tab/>18</text:a></text:p>
          <text:p text:style-name="P129"><text:a xlink:type="simple" xlink:href="#__RefHeading___Toc1413_1435643514" text:style-name="Index_20_Link" text:visited-style-name="Index_20_Link">each_char chaine iterateur action<text:tab/>18</text:a></text:p>
          <text:p text:style-name="P129"><text:soft-page-break/><text:a xlink:type="simple" xlink:href="#__RefHeading___Toc1972_1582497967" text:style-name="Index_20_Link" text:visited-style-name="Index_20_Link">upto min max iterateur action<text:tab/>18</text:a></text:p>
          <text:p text:style-name="P129"><text:a xlink:type="simple" xlink:href="#__RefHeading___Toc1974_1582497967" text:style-name="Index_20_Link" text:visited-style-name="Index_20_Link">downto max mix iterateur action<text:tab/>18</text:a></text:p>
          <text:p text:style-name="P129"><text:a xlink:type="simple" xlink:href="#__RefHeading___Toc1976_1582497967" text:style-name="Index_20_Link" text:visited-style-name="Index_20_Link">times int action<text:tab/>19</text:a></text:p>
          <text:p text:style-name="P129"><text:a xlink:type="simple" xlink:href="#__RefHeading___Toc1415_1435643514" text:style-name="Index_20_Link" text:visited-style-name="Index_20_Link">while bool action<text:tab/>19</text:a></text:p>
          <text:p text:style-name="P129"><text:a xlink:type="simple" xlink:href="#__RefHeading___Toc1978_1582497967" text:style-name="Index_20_Link" text:visited-style-name="Index_20_Link">break<text:tab/>19</text:a></text:p>
          <text:p text:style-name="P129"><text:a xlink:type="simple" xlink:href="#__RefHeading___Toc1417_1435643514" text:style-name="Index_20_Link" text:visited-style-name="Index_20_Link">if bool action actionbis<text:tab/>19</text:a></text:p>
          <text:p text:style-name="P129"><text:a xlink:type="simple" xlink:href="#__RefHeading___Toc1419_1435643514" text:style-name="Index_20_Link" text:visited-style-name="Index_20_Link">case *(bool, action) [reste]<text:tab/>19</text:a></text:p>
          <text:p text:style-name="P129"><text:a xlink:type="simple" xlink:href="#__RefHeading___Toc1421_1435643514" text:style-name="Index_20_Link" text:visited-style-name="Index_20_Link">pass<text:tab/>19</text:a></text:p>
          <text:p text:style-name="P104"><text:a xlink:type="simple" xlink:href="#__RefHeading___Toc1558_1288113403" text:style-name="Index_20_Link" text:visited-style-name="Index_20_Link">Manipulation de fichiers<text:tab/>19</text:a></text:p>
          <text:p text:style-name="P129"><text:a xlink:type="simple" xlink:href="#__RefHeading___Toc1560_1288113403" text:style-name="Index_20_Link" text:visited-style-name="Index_20_Link">require nom<text:tab/>19</text:a></text:p>
        </text:index-body>
      </text:table-of-content>
      <text:p text:style-name="P1"/>
      <text:h text:style-name="P91" text:outline-level="1"><text:bookmark-start text:name="__RefHeading___Toc110_1845443822"/>Concepts principaux<text:bookmark-end text:name="__RefHeading___Toc110_1845443822"/></text:h>
      <text:h text:style-name="P93" text:outline-level="2"><text:bookmark-start text:name="__RefHeading___Toc112_1845443822"/>Intro<text:bookmark-end text:name="__RefHeading___Toc112_1845443822"/></text:h>
      <text:p text:style-name="P2">Le <text:span text:style-name="T23">S</text:span>toicos est un langage <text:span text:style-name="T17">impératif</text:span> interprété en ruby dont la conception débute le 22/09/2015.</text:p>
      <text:p text:style-name="P2">Le <text:span text:style-name="T23">terme</text:span> <text:span text:style-name="T23">S</text:span>toicos <text:span text:style-name="T23">vient</text:span> du désir de créer un langage qui resterai<text:span text:style-name="T27">t</text:span> stoïque face au<text:span text:style-name="T28">x</text:span> erreur<text:span text:style-name="T28">s</text:span> de programmation, soit en tentant de les éviter, soit en ne les prenant pas en compte.</text:p>
      <text:h text:style-name="P94" text:outline-level="2"><text:bookmark-start text:name="__RefHeading___Toc1393_1435643514"/>Lancement d'un programme en stoicos<text:bookmark-end text:name="__RefHeading___Toc1393_1435643514"/></text:h>
      <text:p text:style-name="P52">Pour lancer un programme il faut l'enregistrer sous forme .txt. Ensuite ouvrir l'invite de commande et se rendre dans le dossier du langage, <text:span text:style-name="T60">p</text:span>uis lancer la commande <text:span text:style-name="T59">suivante : </text:span></text:p>
      <text:p text:style-name="Preformatted_20_Text"><text:span text:style-name="T60">ruby </text:span>Main.rb mon_fichier.txt</text:p>
      <text:p text:style-name="Preformatted_20_Text"/>
      <text:p text:style-name="P53">Ruby 2,x doit être installé au préalable.</text:p>
      <text:p text:style-name="P54">Si vous êtes sur Windows, vous avez la possibilité d'utiliser l'executable plutôt que le fichier .rb et donc d'utiliser la commande suivante :</text:p>
      <text:p text:style-name="Preformatted_20_Text">Mains.exe mon_fichier.txt</text:p>
      <text:p text:style-name="Preformatted_20_Text"/>
      <text:p text:style-name="Text_20_body">Dans les deux cas, si mon_fichier.txt <text:span text:style-name="T60">n'est pas indiqué, c'est Test.txt qui sera choisi par défaut.</text:span></text:p>
      <text:h text:style-name="P93" text:outline-level="2"><text:bookmark-start text:name="__RefHeading___Toc114_1845443822"/>Syntaxe<text:bookmark-end text:name="__RefHeading___Toc114_1845443822"/></text:h>
      <text:h text:style-name="P105" text:outline-level="3"><text:bookmark-start text:name="__RefHeading___Toc158_2102580586"/>Structure<text:bookmark-end text:name="__RefHeading___Toc158_2102580586"/></text:h>
      <text:p text:style-name="P2">Le <text:span text:style-name="T24">S</text:span>toicos est basé sur un principe syntaxique simple et unique : tout<text:span text:style-name="T29">e</text:span> instruction est une fonction donc les arguments sont soit des arguments simples soit <text:span text:style-name="T28">des arguments </text:span>composites. Chaque élément est séparé des autres par une espace.</text:p>
      <text:p text:style-name="P2"/>
      <text:p text:style-name="P2">Un argument simple est un argument comme un entier, une chaîne de caractères qui peu<text:span text:style-name="T30">t</text:span> être utilisé directement par la fonction.</text:p>
      <text:p text:style-name="P8">Exemple : </text:p>
      <text:p text:style-name="P71">print <text:span text:style-name="T61">"</text:span>bonjour le monde<text:span text:style-name="T61">"</text:span></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7">Un argument composite est un <text:s/>argument composé d'une fonction </text:span><text:span text:style-name="T8">et de ses propres arguments, le tout entouré par des parenth</text:span><text:span text:style-name="T1">èses, qui sera calculé avant son utilisation.</text:span></text:p>
      <text:p text:style-name="P8"/>
      <text:p text:style-name="P3"><text:soft-page-break/><text:span text:style-name="T7">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9">dont être le retour d'une autre fonction. Ainsi l'exemple </text:span><text:span text:style-name="T4">allocate_var (repeat_s c 4) ((repeat_s c 4))</text:span><text:span text:style-name="T8"> <text:s/></text:span><text:span text:style-name="T9">alloue</text:span><text:span text:style-name="T8"> </text:span><text:span text:style-name="T9">à la variable </text:span><text:span text:style-name="T5">cccc</text:span><text:span text:style-name="T9"> la valeur </text:span><text:span text:style-name="T5">cccc</text:span><text:span text:style-name="T9">.</text:span></text:p>
      <text:h text:style-name="P106" text:outline-level="3"/>
      <text:h text:style-name="P106"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31">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105" text:outline-level="3"/>
      <text:h text:style-name="P105" text:outline-level="3"><text:bookmark-start text:name="__RefHeading___Toc164_2102580586"/>Décomposition d'une instruction<text:bookmark-end text:name="__RefHeading___Toc164_2102580586"/></text:h>
      <text:p text:style-name="P5"><text:span text:style-name="T11">L</text:span><text:span text:style-name="T7">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6">2</text:span></text:p>
      <text:p text:style-name="Preformatted_20_Text"><text:tab/><text:tab/>Sous-ligne <text:span text:style-name="T16">3</text:span></text:p>
      <text:p text:style-name="Preformatted_20_Text"><text:tab/>Sous-ligne <text:span text:style-name="T16">4</text:span></text:p>
      <text:p text:style-name="Preformatted_20_Text"><text:s text:c="8"/>Sous-ligne <text:span text:style-name="T16">5</text:span></text:p>
      <text:p text:style-name="Preformatted_20_Text"><text:s text:c="4"/>Sous-ligne <text:span text:style-name="T16">6</text:span></text:p>
      <text:p text:style-name="Preformatted_20_Text"/>
      <text:p text:style-name="P4"><text:span text:style-name="T7">Cependant, un code étant préférable lorsqu'il est lisible, </text:span><text:span text:style-name="T10">il vaux mieux ne l'utiliser que lorsque cela apporte du sens au code.</text:span></text:p>
      <text:p text:style-name="P9"><text:soft-page-break/></text:p>
      <text:h text:style-name="P105"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Ensuite il est possible d'entourer plusieurs instructions en plaçant un « =begin » dans une ligne avant et un « =end » dans une ligne après. A noter que les lignes ne devront pas contenir un caractère de plus pour être prises en compte par l'interpréteur. <text:span text:style-name="T61">Aisni, les exemples suivant :</text:span></text:p>
      <text:p text:style-name="P71"><text:span text:style-name="T61">#</text:span>print <text:span text:style-name="T61">"</text:span>bonjour le monde<text:span text:style-name="T61">"</text:span></text:p>
      <text:p text:style-name="P71"/>
      <text:p text:style-name="P73">=begin</text:p>
      <text:p text:style-name="P72">allocate_var ma_variable 42</text:p>
      <text:p text:style-name="P73">=end</text:p>
      <text:p text:style-name="P73"/>
      <text:p text:style-name="P55">sont valides (rien ne sera executé) tandis que les suivants :</text:p>
      <text:p text:style-name="P71">print </text:p>
      <text:p text:style-name="P71"><text:span text:style-name="T61"><text:tab/>#"</text:span>bonjour le monde<text:span text:style-name="T61">"</text:span></text:p>
      <text:p text:style-name="P73"/>
      <text:p text:style-name="P73">=begin allocate_var ma_variable 42</text:p>
      <text:p text:style-name="P73">=end</text:p>
      <text:p text:style-name="P73"/>
      <text:p text:style-name="Text_20_body">sont invalides.</text:p>
      <text:p text:style-name="P73"/>
      <text:h text:style-name="P92" text:outline-level="1"><text:bookmark-start text:name="__RefHeading___Toc119_1845443822"/>Quelques exemples de code<text:bookmark-end text:name="__RefHeading___Toc119_1845443822"/></text:h>
      <text:h text:style-name="P95" text:outline-level="2"><text:bookmark-start text:name="__RefHeading___Toc310_805984864"/>Exemple<text:span text:style-name="T26">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61">#Affiche bonjour le monde</text:p>
      <text:p text:style-name="P74">print <text:span text:style-name="T62">"</text:span>bonjour le monde<text:span text:style-name="T62">"</text:span></text:p>
      <text:p text:style-name="Preformatted_20_Text"/>
      <text:p text:style-name="P14">Et d'autres exemple simples qui affichent une donnée <text:span text:style-name="T22">stockée dans une variable :</text:span></text:p>
      <text:p text:style-name="P59">all<text:span text:style-name="T19">o</text:span>cate_var reponse 42</text:p>
      <text:p text:style-name="Preformatted_20_Text">#Affiche 42</text:p>
      <text:p text:style-name="P60">print <text:span text:style-name="T18">(read_var reponse)</text:span></text:p>
      <text:p text:style-name="P58">#Affiche j ai 42 ans</text:p>
      <text:p text:style-name="P74">print (format <text:span text:style-name="T62">"</text:span>j ai {} ans<text:span text:style-name="T62">"</text:span> <text:span text:style-name="T18">(read_var reponse)</text:span>)</text:p>
      <text:p text:style-name="Text_20_body"/>
      <text:p text:style-name="P15">Bien sûr, un code se voulant <text:span text:style-name="T25">interactif</text:span>, on peut demander une entrée de l'utilisateur via la commande « input » :</text:p>
      <text:p text:style-name="P65">#Récupère l'input</text:p>
      <text:p text:style-name="P74">allocate_var age (input <text:span text:style-name="T62">"</text:span>quel est ton age ? : <text:span text:style-name="T62">"</text:span>)</text:p>
      <text:p text:style-name="P65">#Affiche le résultat</text:p>
      <text:p text:style-name="P74">print (format <text:span text:style-name="T62">"</text:span>ah tu as donc {} ans !<text:span text:style-name="T62">"</text:span> <text:span text:style-name="T20">(read_var age))</text:span></text:p>
      <text:p text:style-name="P15"/>
      <text:p text:style-name="P15">Et si on voulais considérer qu'une personne est v<text:span text:style-name="T48">i</text:span>eille à partir de 25 ans, sinon jeune :</text:p>
      <text:p text:style-name="P68">#Récupère l'input</text:p>
      <text:p text:style-name="P69">allocate_var age (input <text:span text:style-name="T62">"</text:span>quel est ton age ? : <text:span text:style-name="T62">"</text:span>)</text:p>
      <text:p text:style-name="P68">#Affiche le résultat selon l'input</text:p>
      <text:p text:style-name="P68">print (if (supeq (read_var age) 25)</text:p>
      <text:p text:style-name="P69"><text:tab/>(format <text:span text:style-name="T62">"</text:span>tu as {} ans donc tu es vieux !<text:span text:style-name="T62">"</text:span> (read_var age))</text:p>
      <text:p text:style-name="P69"><text:tab/>(format <text:span text:style-name="T62">"</text:span>tu as {} ans donc tu es jeune !<text:span text:style-name="T62">"</text:span> (read_var age))</text:p>
      <text:p text:style-name="P68"><text:tab/>)</text:p>
      <text:p text:style-name="P62"/>
      <text:p text:style-name="P16">Maintenant si on souhaite afficher tous les entiers de 0 à n</text:p>
      <text:p text:style-name="P66">#Récupère l'input</text:p>
      <text:p text:style-name="P67">allocate_var n (input <text:span text:style-name="T62">"</text:span>compter jusqu ou ? : <text:span text:style-name="T62">"</text:span>)</text:p>
      <text:p text:style-name="P66">#Compte jusqu'à n</text:p>
      <text:p text:style-name="P66">each (rangex (read_var n)) i (print (read_var i))</text:p>
      <text:p text:style-name="P16"/>
      <text:p text:style-name="P17">Si on veu<text:span text:style-name="T21">t</text:span> calculer le factoriel d'un nombre n</text:p>
      <text:p text:style-name="P63">#Récupère l'input</text:p>
      <text:p text:style-name="P64">allocate_var n (input <text:span text:style-name="T62">"</text:span>Factoriel de : <text:span text:style-name="T62">"</text:span>)</text:p>
      <text:p text:style-name="P63">#Affiche le factoriel s'il s'agit d'un entier positif, ou sinon une erreur</text:p>
      <text:p text:style-name="P63">print (if (inf (read_var n) 0)</text:p>
      <text:p text:style-name="P64"><text:tab/><text:span text:style-name="T62">"</text:span>les nombres negatifs n ont pas de factoriel<text:span text:style-name="T62">"</text:span></text:p>
      <text:p text:style-name="P63"><text:tab/>(let_in temp </text:p>
      <text:p text:style-name="P63"><text:tab/><text:tab/>(prod_arr (rangex 1 (read_var n)))</text:p>
      <text:p text:style-name="P64"><text:tab/><text:tab/>(format <text:span text:style-name="T62">"</text:span>le factoriel de {} vaut {}<text:span text:style-name="T62">"</text:span> (arr (read_var n) (read_var temp)))</text:p>
      <text:p text:style-name="P63"><text:tab/><text:tab/>)</text:p>
      <text:p text:style-name="P63"><text:tab/>)</text:p>
      <text:p text:style-name="P17"/>
      <text:h text:style-name="P90" text:outline-level="1"><text:bookmark-start text:name="__RefHeading___Toc391_1504493214"/>Liste des fonctions<text:bookmark-end text:name="__RefHeading___Toc391_1504493214"/></text:h>
      <text:p text:style-name="P48">Afin de mieux comprendre les fonctions veuillez notez l'utilisation des syntaxes suivantes :</text:p>
      <text:p text:style-name="P48">*Arguments signifie qu'autant d'arguments que voulu peuvent être mis.</text:p>
      <text:p text:style-name="P48">[Argument] signifie que l'argument peut être omis.</text:p>
      <text:h text:style-name="P96" text:outline-level="2"><text:bookmark-start text:name="__RefHeading___Toc1395_1435643514"/>Fonctions générales<text:bookmark-end text:name="__RefHeading___Toc1395_1435643514"/></text:h>
      <text:h text:style-name="P107" text:outline-level="3"><text:bookmark-start text:name="__RefHeading___Toc1397_1435643514"/>print *<text:span text:style-name="T47">valeurs</text:span><text:bookmark-end text:name="__RefHeading___Toc1397_1435643514"/></text:h>
      <text:p text:style-name="P56">Calcule et convertis les valeurs en string puis les affiche une par une en les séparant d'une espace.</text:p>
      <text:h text:style-name="Heading_20_3" text:outline-level="3"><text:bookmark-start text:name="__RefHeading___Toc1399_1435643514"/><text:span text:style-name="T47">i</text:span>nput <text:span text:style-name="T47">[string]</text:span><text:bookmark-end text:name="__RefHeading___Toc1399_1435643514"/></text:h>
      <text:p text:style-name="P47">Affiche string (si renseigné) et récupère sous forme d'un string une entrée de l'utilisateur.</text:p>
      <text:p text:style-name="P82"/>
      <text:h text:style-name="P97" text:outline-level="2"><text:bookmark-start text:name="__RefHeading___Toc393_1504493214"/>Manipulation de variables<text:bookmark-end text:name="__RefHeading___Toc393_1504493214"/></text:h>
      <text:p text:style-name="P27">En stoicos les variables sont globales. De plus une variable non ititialisée dans le programme (aucune valeur ne lui a été allouée par la programmeur) à par défaut la valeur <text:span text:style-name="T63">""</text:span> (une chaîne de caractères vide). <text:span text:style-name="T63">Enfin, contrairement à ce qui ce faits chez les langages imperatif, l'allocation d'une nouvelle valeur à une variable n'écrase pas la précédente, mais la remplace tout en gardant une trace de cette dernière.</text:span></text:p>
      <text:h text:style-name="Heading_20_3" text:outline-level="3"><text:bookmark-start text:name="__RefHeading___Toc395_1504493214"/>allocate_var <text:span text:style-name="T33">nom contenu</text:span><text:bookmark-end text:name="__RefHeading___Toc395_1504493214"/></text:h>
      <text:p text:style-name="P25">Alloue à la variable nom la valeur contenu.</text:p>
      <text:h text:style-name="P108" text:outline-level="3"><text:bookmark-start text:name="__RefHeading___Toc1954_1582497967"/><text:span text:style-name="T64">replace</text:span>_var <text:span text:style-name="T33">nom contenu</text:span><text:bookmark-end text:name="__RefHeading___Toc1954_1582497967"/></text:h>
      <text:p text:style-name="P28">Alloue à la variable nom la valeur contenu, <text:span text:style-name="T64">en ecrasant la valeur précédente. À utiliser de préférence lors d'une assignassion massive, par exemple lors du'une grande boucle. </text:span></text:p>
      <text:h text:style-name="Heading_20_3" text:outline-level="3"><text:bookmark-start text:name="__RefHeading___Toc397_1504493214"/>read_var <text:span text:style-name="T33">nom</text:span><text:bookmark-end text:name="__RefHeading___Toc397_1504493214"/></text:h>
      <text:p text:style-name="P20">Retou<text:span text:style-name="T33">r</text:span>ne <text:span text:style-name="T33">le contenu de la variable nom.</text:span></text:p>
      <text:h text:style-name="P108" text:outline-level="3"><text:bookmark-start text:name="__RefHeading___Toc1956_1582497967"/><text:span text:style-name="T64">get_historic</text:span> <text:span text:style-name="T33">nom</text:span><text:bookmark-end text:name="__RefHeading___Toc1956_1582497967"/></text:h>
      <text:p text:style-name="P23">Retou<text:span text:style-name="T33">r</text:span>ne <text:span text:style-name="T64">sous forme d'un tableau l'historique des valeur contenues de la variable nom.</text:span></text:p>
      <text:h text:style-name="Heading_20_3" text:outline-level="3"><text:bookmark-start text:name="__RefHeading___Toc399_1504493214"/>swap_var <text:span text:style-name="T33">nom nombis</text:span><text:bookmark-end text:name="__RefHeading___Toc399_1504493214"/></text:h>
      <text:p text:style-name="P25">Donne à la variable nom la valeur de la variable nombis et vice versa.</text:p>
      <text:h text:style-name="Heading_20_3" text:outline-level="3"><text:bookmark-start text:name="__RefHeading___Toc401_1504493214"/>let_in <text:span text:style-name="T33">nom contenu contexte</text:span><text:bookmark-end text:name="__RefHeading___Toc401_1504493214"/></text:h>
      <text:p text:style-name="P25">Permet de créer une variable pseudo-locale nom. Lui sera allouée la valeur de contenu avant de d’exécuter un contexte supposé l'utiliser. Par exemple :</text:p>
      <text:p text:style-name="Preformatted_20_Text">print (let_in temp</text:p>
      <text:p text:style-name="Preformatted_20_Text"><text:tab/>(pow <text:span text:style-name="T34">10 2</text:span>)</text:p>
      <text:p text:style-name="Preformatted_20_Text"><text:tab/>(<text:span text:style-name="T34">rangex 1 (read_var temp)</text:span>)<text:tab/><text:tab/></text:p>
      <text:p text:style-name="Preformatted_20_Text"><text:tab/>)</text:p>
      <text:p text:style-name="Preformatted_20_Text"/>
      <text:p text:style-name="P26"><text:span text:style-name="T34">L'intérêt principal de let_in est de pouvoir diviser une combinaison d'instructions complexe en deux plus petites. De plus cela évite de surcharger le programme avec trop de variables globales. En effet, à la fin de l’exécution de contexte la valeur actuelle de la variable nom est supprimée.</text:span><text:tab/></text:p>
      <text:h text:style-name="Heading_20_3" text:outline-level="3"><text:bookmark-start text:name="__RefHeading___Toc1554_1288113403"/>increment nom <text:bookmark-end text:name="__RefHeading___Toc1554_1288113403"/></text:h>
      <text:p text:style-name="P49">Convertis le valeur de la variable nom en un entier et lui rajoute 1.</text:p>
      <text:h text:style-name="Heading_20_3" text:outline-level="3"><text:bookmark-start text:name="__RefHeading___Toc1556_1288113403"/>decrement nom <text:bookmark-end text:name="__RefHeading___Toc1556_1288113403"/></text:h>
      <text:p text:style-name="P49">Convertis le valeur de la variable nom en un entier et lui soustrait 1.</text:p>
      <text:p text:style-name="P81"/>
      <text:h text:style-name="Heading_20_2" text:outline-level="2"><text:bookmark-start text:name="__RefHeading___Toc403_1504493214"/><text:span text:style-name="T33">Manipulation de chaînes</text:span> de caractère<text:bookmark-end text:name="__RefHeading___Toc403_1504493214"/></text:h>
      <text:p text:style-name="P18">Par défaut en Stoicos, tout est chaîne de caractères. <text:span text:style-name="T32">Ce qui signifie qu'il n'y à pas besoin d'utiliser de ' ou de '' pour définir une chaîne. </text:span><text:s/><text:span text:style-name="T32">Cependant l'espace étant considérée comme un séparateur d'arguments plutôt qu'un caractère il faut entourer les chaînes de caractères l'utilisant.</text:span></text:p>
      <text:p text:style-name="P19">Par exemple :</text:p>
      <text:p text:style-name="P75"><text:span text:style-name="T65">"</text:span>Ceci est une chaîne<text:span text:style-name="T65">"</text:span></text:p>
      <text:p text:style-name="Preformatted_20_Text">ceci_l_est_aussi</text:p>
      <text:p text:style-name="Preformatted_20_Text">chaine</text:p>
      <text:p text:style-name="P57">V<text:span text:style-name="T32">oici la liste de fonctions de manipulation de chaînes de caractères :</text:span></text:p>
      <text:h text:style-name="P109" text:outline-level="3"><text:bookmark-start text:name="__RefHeading___Toc405_1504493214"/>repeat_s <text:span text:style-name="T32">str num</text:span><text:bookmark-end text:name="__RefHeading___Toc405_1504493214"/></text:h>
      <text:p text:style-name="P20">Retou<text:span text:style-name="T33">r</text:span>ne une chaîne de caractère<text:span text:style-name="T49">s</text:span> comprenant nu<text:span text:style-name="T49">m</text:span> fois la chaîne char.</text:p>
      <text:h text:style-name="P110" text:outline-level="3"><text:bookmark-start text:name="__RefHeading___Toc407_1504493214"/><text:span text:style-name="T32">c</text:span>apitalize <text:span text:style-name="T32">str</text:span><text:bookmark-end text:name="__RefHeading___Toc407_1504493214"/></text:h>
      <text:p text:style-name="P20">Retou<text:span text:style-name="T33">r</text:span>ne str avec le premier caractère mis en majuscule.</text:p>
      <text:h text:style-name="P110" text:outline-level="3"><text:bookmark-start text:name="__RefHeading___Toc409_1504493214"/><text:span text:style-name="T32">u</text:span>pcase <text:span text:style-name="T32">str</text:span><text:bookmark-end text:name="__RefHeading___Toc409_1504493214"/></text:h>
      <text:p text:style-name="P20">Retou<text:span text:style-name="T33">r</text:span>ne str avec tous les caractères mis en majuscule.</text:p>
      <text:h text:style-name="P110" text:outline-level="3"><text:bookmark-start text:name="__RefHeading___Toc411_1504493214"/><text:span text:style-name="T32">d</text:span>owncase <text:span text:style-name="T32">str</text:span><text:bookmark-end text:name="__RefHeading___Toc411_1504493214"/></text:h>
      <text:p text:style-name="P20">Retou<text:span text:style-name="T33">r</text:span>ne str avec tous les caractères mis en minuscule.</text:p>
      <text:h text:style-name="P110" text:outline-level="3"><text:bookmark-start text:name="__RefHeading___Toc413_1504493214"/><text:span text:style-name="T32">s</text:span>wapcase <text:span text:style-name="T32">str</text:span><text:bookmark-end text:name="__RefHeading___Toc413_1504493214"/></text:h>
      <text:p text:style-name="P20">Retou<text:span text:style-name="T33">r</text:span>ne str avec tous les caractères en minuscule mis en majuscule et vice versa.</text:p>
      <text:h text:style-name="P110" text:outline-level="3"><text:bookmark-start text:name="__RefHeading___Toc415_1504493214"/><text:span text:style-name="T50">t</text:span>itle <text:span text:style-name="T32">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50">r</text:span>everse <text:span text:style-name="T32">str</text:span><text:bookmark-end text:name="__RefHeading___Toc417_1504493214"/></text:h>
      <text:p text:style-name="P20">Retourne str avec les caractères mis dans l'ordre inverse.</text:p>
      <text:h text:style-name="P110" text:outline-level="3"><text:bookmark-start text:name="__RefHeading___Toc419_1504493214"/>split <text:span text:style-name="T32">str strbis</text:span><text:bookmark-end text:name="__RefHeading___Toc419_1504493214"/></text:h>
      <text:p text:style-name="P22">Retourne un<text:span text:style-name="T66">e liste</text:span> d'éléments de str en utilisant <text:span text:style-name="T66">strbis</text:span> comme séparateur. <text:span text:style-name="T58">Par exemple :</text:span></text:p>
      <text:p text:style-name="P76">split <text:span text:style-name="T66">"</text:span>c est la sous partie un|c est la sous partie deux<text:span text:style-name="T66">"</text:span> <text:span text:style-name="T66">"</text:span>|<text:span text:style-name="T66">"</text:span></text:p>
      <text:h text:style-name="P109" text:outline-level="3"><text:bookmark-start text:name="__RefHeading___Toc1958_1582497967"/><text:span text:style-name="T66">join</text:span> <text:span text:style-name="T66">liste str</text:span><text:bookmark-end text:name="__RefHeading___Toc1958_1582497967"/></text:h>
      <text:p text:style-name="P24">Retourne <text:span text:style-name="T66">une chaine de caractères en fusionnant les éléments de list en les séparant par str.</text:span> <text:span text:style-name="T58">Par exemple :</text:span></text:p>
      <text:p text:style-name="P76"><text:span text:style-name="T66">join</text:span> <text:span text:style-name="T66">(arr "</text:span>c est la sous partie un<text:span text:style-name="T66">"</text:span> <text:s/><text:span text:style-name="T66">"</text:span>c est la sous partie deux<text:span text:style-name="T66">")</text:span> <text:span text:style-name="T66">"</text:span>|<text:span text:style-name="T66">"</text:span></text:p>
      <text:p text:style-name="Preformatted_20_Text"/>
      <text:h text:style-name="Heading_20_3" text:outline-level="3"><text:bookmark-start text:name="__RefHeading___Toc421_1504493214"/><text:soft-page-break/>format <text:span text:style-name="T32">str liste</text:span><text:bookmark-end text:name="__RefHeading___Toc421_1504493214"/></text:h>
      <text:p text:style-name="P21">Retourne une chaîne où les <text:span text:style-name="T53">'</text:span>{}<text:span text:style-name="T53">'</text:span> sont remplacés par les éléments de liste. Si un seul élément est dans liste, alors liste peut ne pas être un<text:span text:style-name="T55">e liste mais l'élément tout seul</text:span>. <text:span text:style-name="T52">Par exemple :</text:span></text:p>
      <text:p text:style-name="Preformatted_20_Text"/>
      <text:p text:style-name="Preformatted_20_Text">#équivaut à j'aime le chocolat aux noix</text:p>
      <text:p text:style-name="Preformatted_20_Text">format 'j'aime le {} aux {}' (arr chocolat noix)</text:p>
      <text:p text:style-name="P70">#équivaut à j'aime le chocolat</text:p>
      <text:p text:style-name="P70">format 'j'aime le {}' (chocolat)</text:p>
      <text:p text:style-name="P70"/>
      <text:p text:style-name="Text_20_body">S'il y a plus de '{}' que d'éléments dans la liste, certains '{}' ne seront pas convertis. <text:span text:style-name="T54">De même s'il y en a moins certains éléments de la liste ne seront pas utilisés.</text:span></text:p>
      <text:h text:style-name="Heading_20_3" text:outline-level="3"><text:bookmark-start text:name="__RefHeading___Toc423_1504493214"/>at_s <text:span text:style-name="T32">str num</text:span><text:bookmark-end text:name="__RefHeading___Toc423_1504493214"/></text:h>
      <text:p text:style-name="P19">Retourne un caractères d'une chaîne str à la position num (0 étant le position du premier caractère).</text:p>
      <text:h text:style-name="Heading_20_3" text:outline-level="3"><text:bookmark-start text:name="__RefHeading___Toc425_1504493214"/>slice_s <text:span text:style-name="T32">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32">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32">str strbis</text:span><text:bookmark-end text:name="__RefHeading___Toc429_1504493214"/></text:h>
      <text:p text:style-name="P19">Retourne la concaténation de str et strbis <text:span text:style-name="T51">soit str suivit de strbis.</text:span></text:p>
      <text:p text:style-name="P19"/>
      <text:p text:style-name="P80"/>
      <text:h text:style-name="P98" text:outline-level="2"><text:bookmark-start text:name="__RefHeading___Toc431_1504493214"/>Manipulation d'entiers<text:bookmark-end text:name="__RefHeading___Toc431_1504493214"/></text:h>
      <text:h text:style-name="P111" text:outline-level="3"><text:bookmark-start text:name="__RefHeading___Toc1960_1582497967"/><text:span text:style-name="T56">int</text:span> <text:span text:style-name="T67">val</text:span><text:bookmark-end text:name="__RefHeading___Toc1960_1582497967"/></text:h>
      <text:p text:style-name="P32">Retourne <text:span text:style-name="T67">la valeur val convertie en int. Utile dans l'utilisation des fonctions de comparaison pour signifier pour signifier une comparaison d'int et non de string.</text:span></text:p>
      <text:h text:style-name="Heading_20_3" text:outline-level="3"><text:bookmark-start text:name="__RefHeading___Toc433_1504493214"/><text:span text:style-name="T56">i</text:span>ncr <text:span text:style-name="T35">num</text:span><text:bookmark-end text:name="__RefHeading___Toc433_1504493214"/></text:h>
      <text:p text:style-name="P31">Retourne num + 1.</text:p>
      <text:h text:style-name="Heading_20_3" text:outline-level="3"><text:bookmark-start text:name="__RefHeading___Toc435_1504493214"/>decr <text:span text:style-name="T38">num</text:span><text:bookmark-end text:name="__RefHeading___Toc435_1504493214"/></text:h>
      <text:p text:style-name="P31">Retourne num - 1.</text:p>
      <text:h text:style-name="Heading_20_3" text:outline-level="3"><text:bookmark-start text:name="__RefHeading___Toc437_1504493214"/>sum <text:span text:style-name="T35">num numbis</text:span><text:bookmark-end text:name="__RefHeading___Toc437_1504493214"/></text:h>
      <text:p text:style-name="P33">Retourne la somme de num et numbis. <text:span text:style-name="T69">Le terme</text:span> <text:span text:style-name="T68">sum peut être replacé par +.</text:span></text:p>
      <text:h text:style-name="P112" text:outline-level="3"><text:bookmark-start text:name="__RefHeading___Toc439_1504493214"/>dif <text:span text:style-name="T35">num numbis</text:span> <text:bookmark-end text:name="__RefHeading___Toc439_1504493214"/></text:h>
      <text:p text:style-name="P33">Retourne la différence entre num et numbis. <text:span text:style-name="T69">Le terme</text:span> <text:span text:style-name="T69">dif peut être replacé par -.</text:span></text:p>
      <text:h text:style-name="P112" text:outline-level="3"><text:bookmark-start text:name="__RefHeading___Toc441_1504493214"/>prod <text:span text:style-name="T35">num numbis</text:span><text:bookmark-end text:name="__RefHeading___Toc441_1504493214"/></text:h>
      <text:p text:style-name="P33">Retourne le produit de num et numbis. <text:span text:style-name="T69">Le terme</text:span> <text:span text:style-name="T69">prod peut être replacé par *.</text:span></text:p>
      <text:h text:style-name="P112" text:outline-level="3"><text:bookmark-start text:name="__RefHeading___Toc443_1504493214"/>div <text:span text:style-name="T35">num numbis</text:span><text:bookmark-end text:name="__RefHeading___Toc443_1504493214"/></text:h>
      <text:p text:style-name="P33">Retourne la division de num par numbis. <text:span text:style-name="T69">Le terme</text:span> <text:span text:style-name="T69">div peut être replacé par /.</text:span></text:p>
      <text:h text:style-name="P112" text:outline-level="3"><text:bookmark-start text:name="__RefHeading___Toc445_1504493214"/>mod <text:span text:style-name="T35">num numbis</text:span><text:bookmark-end text:name="__RefHeading___Toc445_1504493214"/></text:h>
      <text:p text:style-name="P33">Retourne le modulo de num par numbis. <text:span text:style-name="T69">Le terme</text:span> <text:span text:style-name="T69">mod peut être replacé par %.</text:span></text:p>
      <text:h text:style-name="P112" text:outline-level="3"><text:bookmark-start text:name="__RefHeading___Toc447_1504493214"/>pow <text:span text:style-name="T35">num numbis</text:span><text:bookmark-end text:name="__RefHeading___Toc447_1504493214"/></text:h>
      <text:p text:style-name="P33">Retourne num à la puissance de numbis. <text:span text:style-name="T69">Le terme</text:span> <text:span text:style-name="T69">pow peut être replacé par **.</text:span></text:p>
      <text:h text:style-name="Heading_20_3" text:outline-level="3"><text:bookmark-start text:name="__RefHeading___Toc449_1504493214"/><text:span text:style-name="T57">d</text:span>ivisible <text:span text:style-name="T37">num numbis</text:span><text:bookmark-end text:name="__RefHeading___Toc449_1504493214"/></text:h>
      <text:p text:style-name="P29">Retourne true si num est <text:span text:style-name="T36">divisible par numbis, false sinon.</text:span></text:p>
      <text:h text:style-name="Heading_20_3" text:outline-level="3"><text:bookmark-start text:name="__RefHeading___Toc451_1504493214"/><text:span text:style-name="T57">e</text:span>ven <text:span text:style-name="T37">num</text:span><text:bookmark-end text:name="__RefHeading___Toc451_1504493214"/></text:h>
      <text:p text:style-name="P30">Retourne true si num est <text:span text:style-name="T36">paire, false sinon.</text:span></text:p>
      <text:h text:style-name="Heading_20_3" text:outline-level="3"><text:bookmark-start text:name="__RefHeading___Toc453_1504493214"/><text:span text:style-name="T57">o</text:span>dd <text:span text:style-name="T37">num</text:span><text:bookmark-end text:name="__RefHeading___Toc453_1504493214"/></text:h>
      <text:p text:style-name="P30">Retourne true si num est <text:span text:style-name="T36">impaire, false sinon.</text:span></text:p>
      <text:h text:style-name="P99" text:outline-level="2"><text:bookmark-start text:name="__RefHeading___Toc882_714356504"/><text:soft-page-break/>Manipulation de booléen<text:bookmark-end text:name="__RefHeading___Toc882_714356504"/></text:h>
      <text:h text:style-name="P113" text:outline-level="3"><text:bookmark-start text:name="__RefHeading___Toc884_714356504"/>and <text:span text:style-name="T39">element elementbis</text:span><text:bookmark-end text:name="__RefHeading___Toc884_714356504"/></text:h>
      <text:p text:style-name="P35">Retourne true si les deux éléments sont true, false sinon. <text:span text:style-name="T69">Le terme and peut être replacé par &amp;&amp;.</text:span></text:p>
      <text:h text:style-name="P113" text:outline-level="3"><text:bookmark-start text:name="__RefHeading___Toc886_714356504"/>or <text:span text:style-name="T39">element elementbis</text:span><text:bookmark-end text:name="__RefHeading___Toc886_714356504"/></text:h>
      <text:p text:style-name="P35">Retourne true si au moins un élément est true, false sinon. <text:span text:style-name="T69">Le terme or peut être replacé par ||.</text:span></text:p>
      <text:h text:style-name="P113" text:outline-level="3"><text:bookmark-start text:name="__RefHeading___Toc888_714356504"/>not <text:span text:style-name="T39">element </text:span><text:bookmark-end text:name="__RefHeading___Toc888_714356504"/></text:h>
      <text:p text:style-name="P35">Retourne true si l'élement est false et false s'il est true. <text:span text:style-name="T69">Le terme not peut être replacé par !.</text:span></text:p>
      <text:h text:style-name="P114" text:outline-level="3"><text:bookmark-start text:name="__RefHeading___Toc1962_1582497967"/><text:span text:style-name="T39">t</text:span>rue<text:bookmark-end text:name="__RefHeading___Toc1962_1582497967"/></text:h>
      <text:p text:style-name="P36">Retourne true.</text:p>
      <text:h text:style-name="P114" text:outline-level="3"><text:bookmark-start text:name="__RefHeading___Toc904_714356504"/>false<text:bookmark-end text:name="__RefHeading___Toc904_714356504"/></text:h>
      <text:p text:style-name="P36">Retroune false.</text:p>
      <text:p text:style-name="P36"/>
      <text:p text:style-name="P83">Note : Pour s'assurer d'une bonne comparaison entre element et elementbis, dans les fonctions <text:span text:style-name="T71">de comparaison</text:span> suivantes elementbis est toujours converti pour être du même type qu'element.</text:p>
      <text:h text:style-name="P113" text:outline-level="3"><text:bookmark-start text:name="__RefHeading___Toc890_714356504"/>equal <text:span text:style-name="T39">element elementbis</text:span><text:bookmark-end text:name="__RefHeading___Toc890_714356504"/></text:h>
      <text:p text:style-name="P35">Retourne true si <text:span text:style-name="T70">element et elementbis sont égaux, false sinon.</text:span> <text:span text:style-name="T69">Le terme equal peut être replacé par =.</text:span></text:p>
      <text:h text:style-name="Heading_20_3" text:outline-level="3"><text:bookmark-start text:name="__RefHeading___Toc892_714356504"/>different<text:span text:style-name="T12"> </text:span><text:span text:style-name="T6">element elementbis</text:span><text:bookmark-end text:name="__RefHeading___Toc892_714356504"/></text:h>
      <text:p text:style-name="P35"><text:span text:style-name="T7">Retourne true si </text:span><text:span text:style-name="T13">element et elementbis sont différents, false sinon.</text:span><text:span text:style-name="T7"> </text:span><text:span text:style-name="T14">Le terme </text:span><text:span text:style-name="T15">different</text:span><text:span text:style-name="T14"> peut être replacé par </text:span><text:span text:style-name="T15">&lt;&gt;</text:span><text:span text:style-name="T14">.</text:span></text:p>
      <text:h text:style-name="P115" text:outline-level="3"><text:bookmark-start text:name="__RefHeading___Toc894_714356504"/>inf <text:span text:style-name="T6">element elementbis</text:span><text:bookmark-end text:name="__RefHeading___Toc894_714356504"/></text:h>
      <text:p text:style-name="P35">Retourne true si <text:span text:style-name="T13">element</text:span> est <text:span text:style-name="T70">strictement </text:span>inférieur à <text:span text:style-name="T13">elementbis</text:span><text:span text:style-name="T7">, false sinon. </text:span><text:span text:style-name="T14">Le terme </text:span><text:span text:style-name="T15">int</text:span><text:span text:style-name="T14"> peut être replacé par </text:span><text:span text:style-name="T15">&lt;</text:span><text:span text:style-name="T14">.</text:span></text:p>
      <text:h text:style-name="P115" text:outline-level="3"><text:bookmark-start text:name="__RefHeading___Toc896_714356504"/>sup <text:span text:style-name="T6">element elementbis</text:span><text:bookmark-end text:name="__RefHeading___Toc896_714356504"/></text:h>
      <text:p text:style-name="P35">Retourne true si <text:span text:style-name="T13">element</text:span> est <text:span text:style-name="T70">strictement </text:span>supérieur à <text:span text:style-name="T13">elementbis</text:span><text:span text:style-name="T7">, false sinon. </text:span><text:span text:style-name="T14">Le terme </text:span><text:span text:style-name="T15">sup</text:span><text:span text:style-name="T14"> peut être replacé par </text:span><text:span text:style-name="T15">&gt;</text:span><text:span text:style-name="T14">.</text:span></text:p>
      <text:h text:style-name="P115" text:outline-level="3"><text:bookmark-start text:name="__RefHeading___Toc898_714356504"/>infeq <text:span text:style-name="T6">element elementbis</text:span><text:bookmark-end text:name="__RefHeading___Toc898_714356504"/></text:h>
      <text:p text:style-name="P35">Retourne true si <text:span text:style-name="T13">element</text:span> est inférieur ou égal à <text:span text:style-name="T13">elementbis</text:span><text:span text:style-name="T7">, false sinon. </text:span><text:span text:style-name="T14">Le terme infeq peut être replacé par </text:span><text:span text:style-name="T15">&lt;=</text:span><text:span text:style-name="T14">.</text:span></text:p>
      <text:h text:style-name="P115" text:outline-level="3"><text:bookmark-start text:name="__RefHeading___Toc900_714356504"/>supeq <text:span text:style-name="T6">element elementbis</text:span><text:bookmark-end text:name="__RefHeading___Toc900_714356504"/></text:h>
      <text:p text:style-name="P35">Retourne true si <text:span text:style-name="T13">element</text:span> est supérieur ou égal à <text:span text:style-name="T13">elementbis</text:span><text:span text:style-name="T7">, false sinon. </text:span><text:span text:style-name="T14">Le terme supeq peut être replacé par </text:span><text:span text:style-name="T15">&gt;=</text:span><text:span text:style-name="T14">.</text:span></text:p>
      <text:h text:style-name="P116" text:outline-level="3"/>
      <text:p text:style-name="P34"/>
      <text:p text:style-name="P79"/>
      <text:h text:style-name="P100"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42">e</text:span>nts<text:bookmark-end text:name="__RefHeading___Toc1401_1435643514"/></text:h>
      <text:p text:style-name="P43">Retourne une liste elements</text:p>
      <text:p text:style-name="P43">Par exemple, pour créer la liste [1, 2, 3] :</text:p>
      <text:p text:style-name="Preformatted_20_Text">arr 1 2 3</text:p>
      <text:p text:style-name="P43"/>
      <text:h text:style-name="Heading_20_3" text:outline-level="3"><text:bookmark-start text:name="__RefHeading___Toc908_714356504"/><text:span text:style-name="T40">r</text:span>angex <text:span text:style-name="T40">int [intbis]</text:span><text:bookmark-end text:name="__RefHeading___Toc908_714356504"/></text:h>
      <text:p text:style-name="P37">Retourne une liste contenant les entiers de int (inclus) à intbis (inclus). Si intbis n'est pas donné, retourne les entiers de 0 (inclus) à int (inclus).</text:p>
      <text:h text:style-name="P117" text:outline-level="3"><text:bookmark-start text:name="__RefHeading___Toc910_714356504"/>head <text:span text:style-name="T40">liste</text:span><text:bookmark-end text:name="__RefHeading___Toc910_714356504"/></text:h>
      <text:p text:style-name="P37">Retourne le premier élément d'une liste.</text:p>
      <text:h text:style-name="P117" text:outline-level="3"><text:bookmark-start text:name="__RefHeading___Toc912_714356504"/>tail <text:span text:style-name="T40">liste</text:span><text:bookmark-end text:name="__RefHeading___Toc912_714356504"/></text:h>
      <text:p text:style-name="P37">Retourne tous les éléments d'une liste sauf le premier.</text:p>
      <text:h text:style-name="P117" text:outline-level="3"><text:bookmark-start text:name="__RefHeading___Toc914_714356504"/>sort <text:span text:style-name="T40">liste</text:span><text:bookmark-end text:name="__RefHeading___Toc914_714356504"/></text:h>
      <text:p text:style-name="P37">Retourne la liste triée.</text:p>
      <text:h text:style-name="P117" text:outline-level="3"><text:bookmark-start text:name="__RefHeading___Toc916_714356504"/>sum_arr <text:span text:style-name="T40">liste</text:span><text:bookmark-end text:name="__RefHeading___Toc916_714356504"/></text:h>
      <text:p text:style-name="P37">Retourne la somme des entiers contenus dans la liste.</text:p>
      <text:h text:style-name="P117" text:outline-level="3"><text:bookmark-start text:name="__RefHeading___Toc918_714356504"/>prod_arr <text:span text:style-name="T40">liste</text:span><text:bookmark-end text:name="__RefHeading___Toc918_714356504"/></text:h>
      <text:p text:style-name="P38">Retourne l<text:span text:style-name="T41">e produit</text:span> des entiers contenus dans la liste.</text:p>
      <text:h text:style-name="Heading_20_3" text:outline-level="3"><text:bookmark-start text:name="__RefHeading___Toc920_714356504"/>repeat <text:span text:style-name="T41">element int </text:span><text:bookmark-end text:name="__RefHeading___Toc920_714356504"/></text:h>
      <text:p text:style-name="P39">Crée une liste de int éléments.</text:p>
      <text:h text:style-name="Heading_20_3" text:outline-level="3"><text:bookmark-start text:name="__RefHeading___Toc922_714356504"/>prepend <text:span text:style-name="T41">liste element</text:span><text:bookmark-end text:name="__RefHeading___Toc922_714356504"/></text:h>
      <text:p text:style-name="P39">Retourne la liste avec element rajouté en première place.</text:p>
      <text:h text:style-name="P118" text:outline-level="3"><text:bookmark-start text:name="__RefHeading___Toc924_714356504"/>append <text:span text:style-name="T41">liste element</text:span><text:bookmark-end text:name="__RefHeading___Toc924_714356504"/></text:h>
      <text:p text:style-name="P39">Retourne la liste avec element rajouté en dernière place.</text:p>
      <text:h text:style-name="P118" text:outline-level="3"><text:bookmark-start text:name="__RefHeading___Toc926_714356504"/>remove <text:span text:style-name="T41">liste element</text:span><text:bookmark-end text:name="__RefHeading___Toc926_714356504"/></text:h>
      <text:p text:style-name="P39">Retourne la liste avec element retiré une fois.</text:p>
      <text:h text:style-name="P118" text:outline-level="3"><text:bookmark-start text:name="__RefHeading___Toc928_714356504"/><text:soft-page-break/>remove_all <text:span text:style-name="T41">liste element</text:span><text:bookmark-end text:name="__RefHeading___Toc928_714356504"/></text:h>
      <text:p text:style-name="P39">Retourne la liste avec element retiré pour toutes ses occurences.</text:p>
      <text:h text:style-name="Heading_20_3" text:outline-level="3"><text:bookmark-start text:name="__RefHeading___Toc930_714356504"/><text:span text:style-name="T41">f</text:span>ilter <text:span text:style-name="T41">liste iterateur contexte</text:span><text:bookmark-end text:name="__RefHeading___Toc930_714356504"/></text:h>
      <text:p text:style-name="P39">Parcours la liste avec iterateur et ne garde que les éléments renvoyant true quand on leur applique le contexte.</text:p>
      <text:p text:style-name="P39">Par exemple pour conserver les nombres pairs inférieur à 10 :</text:p>
      <text:p text:style-name="Preformatted_20_Text">filter (rangex 9) i (<text:span text:style-name="T73">even</text:span> (read_var i))</text:p>
      <text:p text:style-name="Preformatted_20_Text"/>
      <text:h text:style-name="P118" text:outline-level="3"><text:bookmark-start text:name="__RefHeading___Toc932_714356504"/><text:span text:style-name="T41">m</text:span>ap <text:span text:style-name="T41">liste iterateur contexte</text:span><text:bookmark-end text:name="__RefHeading___Toc932_714356504"/></text:h>
      <text:p text:style-name="P39">Parcours la liste avec iterateur et et applique à tous les éléments le contexte. <text:span text:style-name="T72">Retourne la liste nouvellement formée.</text:span></text:p>
      <text:p text:style-name="P39">Par exemple pour mettre au carré les nombres inférieurs à 10</text:p>
      <text:p text:style-name="Preformatted_20_Text">map (rangex 9) i (pow (read_var i) 2)</text:p>
      <text:h text:style-name="P119" text:outline-level="3"><text:bookmark-start text:name="__RefHeading___Toc1964_1582497967"/><text:span text:style-name="T41">m</text:span>ap<text:span text:style-name="T74">i</text:span> <text:span text:style-name="T41">liste iterateur iterateurbis contexte</text:span><text:bookmark-end text:name="__RefHeading___Toc1964_1582497967"/></text:h>
      <text:p text:style-name="P40">Parcours la liste avec iterateur <text:span text:style-name="T74">et iterateurbis (le premier prenant les valeurs et le second leur index) </text:span>et applique à tous les éléments le contexte. <text:span text:style-name="T72">Retourne la liste nouvellement formée.</text:span></text:p>
      <text:p text:style-name="P40">Par exemple pour <text:span text:style-name="T74">retirer aux valeurs d'une liste la valeur de leur index :</text:span> </text:p>
      <text:p text:style-name="P77">map<text:span text:style-name="T77">i</text:span> (rangex <text:span text:style-name="T74">50 5</text:span>9) <text:span text:style-name="T74">valeur index</text:span> (d<text:span text:style-name="T74">if</text:span> (read_var <text:span text:style-name="T74">valeur</text:span>) (read_var i<text:span text:style-name="T74">ndex</text:span>))</text:p>
      <text:h text:style-name="P120" text:outline-level="3"><text:bookmark-start text:name="__RefHeading___Toc1966_1582497967"/><text:span text:style-name="T75">inject</text:span> <text:span text:style-name="T41">liste iterateur iterateurbis contexte</text:span><text:bookmark-end text:name="__RefHeading___Toc1966_1582497967"/></text:h>
      <text:p text:style-name="P41">Parcours la liste avec iterateur<text:span text:style-name="T76">bis tout en stockant dans iterateur le calcul de contexte. Retroune le contenu d'iterateur une fois le liste totalement parcourue.</text:span></text:p>
      <text:p text:style-name="P41">Par exemple pour <text:span text:style-name="T77">calculer la somme des entiers inférieurs à 10 :</text:span> </text:p>
      <text:p text:style-name="P78"><text:span text:style-name="T77">inject</text:span> (rangex <text:span text:style-name="T77">9</text:span>) <text:span text:style-name="T77">iter iterbis</text:span> (<text:span text:style-name="T77">sum</text:span> (read_var <text:span text:style-name="T77">iter</text:span>) (read_var <text:span text:style-name="T77">iterbis</text:span>))</text:p>
      <text:p text:style-name="Preformatted_20_Text"/>
      <text:h text:style-name="P121" text:outline-level="3"><text:bookmark-start text:name="__RefHeading___Toc934_714356504"/>len_arr <text:span text:style-name="T41">liste</text:span><text:bookmark-end text:name="__RefHeading___Toc934_714356504"/></text:h>
      <text:p text:style-name="P42">Retourne la taille de la liste.</text:p>
      <text:h text:style-name="P121" text:outline-level="3"><text:bookmark-start text:name="__RefHeading___Toc936_714356504"/>at_arr <text:span text:style-name="T41">liste int</text:span><text:bookmark-end text:name="__RefHeading___Toc936_714356504"/></text:h>
      <text:p text:style-name="P42">Retourne l'element de la liste situé en position int.</text:p>
      <text:h text:style-name="P121" text:outline-level="3"><text:bookmark-start text:name="__RefHeading___Toc938_714356504"/>slice_arr <text:span text:style-name="T41">liste int intbis</text:span><text:bookmark-end text:name="__RefHeading___Toc938_714356504"/></text:h>
      <text:p text:style-name="P42">Retourne une sous-liste de liste contenant les éléments de la positions int (inclus) à intbis (inclus).</text:p>
      <text:h text:style-name="P121" text:outline-level="3"><text:bookmark-start text:name="__RefHeading___Toc940_714356504"/>include_arr <text:span text:style-name="T41">liste element</text:span><text:bookmark-end text:name="__RefHeading___Toc940_714356504"/></text:h>
      <text:p text:style-name="P42">Retourne true si la liste contient l'element, false sinon.</text:p>
      <text:h text:style-name="P121" text:outline-level="3"><text:bookmark-start text:name="__RefHeading___Toc942_714356504"/><text:soft-page-break/>concat_arr <text:span text:style-name="T41">liste listebis</text:span><text:bookmark-end text:name="__RefHeading___Toc942_714356504"/></text:h>
      <text:p text:style-name="P42">Retourne la concaténation de liste et listebis.</text:p>
      <text:p text:style-name="P42"/>
      <text:h text:style-name="P102" text:outline-level="2"><text:bookmark-start text:name="__RefHeading___Toc1403_1435643514"/>Manipulation de procedure<text:bookmark-end text:name="__RefHeading___Toc1403_1435643514"/></text:h>
      <text:p text:style-name="P44">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44">De plus cette catégorie concerne toutes les fonctions utilisant des procédures telles que les boucles et les conditions.</text:p>
      <text:p text:style-name="P44"/>
      <text:h text:style-name="Heading_20_3" text:outline-level="3"><text:bookmark-start text:name="__RefHeading___Toc1405_1435643514"/>do *<text:span text:style-name="T42">actions</text:span><text:bookmark-end text:name="__RefHeading___Toc1405_1435643514"/></text:h>
      <text:p text:style-name="P44">Prend une liste d'actions et les execute dans l'odre. Sert principalement comme argument de fonctions qui prennent une action en argument pour pouvoir en mettre plusieurs à la place.</text:p>
      <text:p text:style-name="P44">Retourne la valeur de la dernière actions.</text:p>
      <text:h text:style-name="P122" text:outline-level="3"><text:bookmark-start text:name="__RefHeading___Toc1407_1435643514"/>proc_w *<text:span text:style-name="T42">actions</text:span><text:bookmark-end text:name="__RefHeading___Toc1407_1435643514"/></text:h>
      <text:p text:style-name="P44">Retourne un proc à partir d'une liste d'actions.</text:p>
      <text:h text:style-name="Heading_20_3" text:outline-level="3"><text:bookmark-start text:name="__RefHeading___Toc1409_1435643514"/>proc_r <text:span text:style-name="T42">proc </text:span><text:bookmark-end text:name="__RefHeading___Toc1409_1435643514"/></text:h>
      <text:p text:style-name="P44">Prend un proc et l'effectue. Retourne la dernière valeur manipulée par le proc.</text:p>
      <text:h text:style-name="Heading_20_3" text:outline-level="3"><text:bookmark-start text:name="__RefHeading___Toc1411_1435643514"/>each <text:span text:style-name="T43">liste iterateur action</text:span><text:bookmark-end text:name="__RefHeading___Toc1411_1435643514"/></text:h>
      <text:p text:style-name="P85">Parcours une liste en stockant chaque valeur dans l'iterateur et en effectuant ensuite l'action. Retourne le résultat de la dernière action effectuée.</text:p>
      <text:h text:style-name="P126" text:outline-level="3"><text:bookmark-start text:name="__RefHeading___Toc1968_1582497967"/>each_<text:span text:style-name="T78">index</text:span> <text:span text:style-name="T43">liste iterateur action</text:span><text:bookmark-end text:name="__RefHeading___Toc1968_1582497967"/></text:h>
      <text:p text:style-name="P86">Parcours une liste en stockant chaque <text:span text:style-name="T78">indexe</text:span> dans l'iterateur et en effectuant ensuite l'action. Retourne le résultat de la dernière action effectuée.</text:p>
      <text:h text:style-name="P126" text:outline-level="3"><text:bookmark-start text:name="__RefHeading___Toc1970_1582497967"/>each_<text:span text:style-name="T78">with_index</text:span> <text:span text:style-name="T43">liste iterateur iterateurbis action</text:span><text:bookmark-end text:name="__RefHeading___Toc1970_1582497967"/></text:h>
      <text:p text:style-name="P86">Parcours une liste en stockant chaque <text:span text:style-name="T79">valeur dans l'iterateur et l'indexe</text:span> dans l'iterateur<text:span text:style-name="T79">bis</text:span> et en effectuant ensuite l'action. Retourne le résultat de la dernière action effectuée.</text:p>
      <text:h text:style-name="P123" text:outline-level="3"><text:bookmark-start text:name="__RefHeading___Toc1413_1435643514"/>each_char <text:span text:style-name="T43">chaine iterateur action</text:span><text:bookmark-end text:name="__RefHeading___Toc1413_1435643514"/></text:h>
      <text:p text:style-name="P85">Même chose que each mais effectué sur une chaine de caractères.</text:p>
      <text:h text:style-name="P127" text:outline-level="3"><text:bookmark-start text:name="__RefHeading___Toc1972_1582497967"/><text:span text:style-name="T80">upto</text:span> <text:span text:style-name="T80">min max iterateur action</text:span><text:bookmark-end text:name="__RefHeading___Toc1972_1582497967"/></text:h>
      <text:p text:style-name="P87">Répère action en donnant à iterateur tous les valeurs comprises entre min (inclus) et max (inclus) de façon croissante. Retourne le résultat du dernier calcul d'action.</text:p>
      <text:h text:style-name="P127" text:outline-level="3"><text:bookmark-start text:name="__RefHeading___Toc1974_1582497967"/><text:span text:style-name="T80">downto max mix iterateur action</text:span><text:bookmark-end text:name="__RefHeading___Toc1974_1582497967"/></text:h>
      <text:p text:style-name="P87">Répère action en donnant à iterateur tous les valeurs comprises entre min (inclus) et max (inclus) de <text:soft-page-break/>façon décroissante. Retourne le résultat du dernier calcul d'action.</text:p>
      <text:h text:style-name="P127" text:outline-level="3"><text:bookmark-start text:name="__RefHeading___Toc1976_1582497967"/><text:span text:style-name="T80">times</text:span> <text:span text:style-name="T80">int action</text:span><text:bookmark-end text:name="__RefHeading___Toc1976_1582497967"/></text:h>
      <text:p text:style-name="P87">Répère action int fois. Retourne le résultat du dernier calcul d'action.</text:p>
      <text:h text:style-name="Heading_20_3" text:outline-level="3"><text:bookmark-start text:name="__RefHeading___Toc1415_1435643514"/>while <text:span text:style-name="T44">bool action</text:span><text:bookmark-end text:name="__RefHeading___Toc1415_1435643514"/></text:h>
      <text:p text:style-name="P45">Effectue action tant que bool retourne true. Retourne la valeur de la dernière action une fois stoppé. <text:span text:style-name="T81">Si effectué au milieu d'un tour de boucle, le tour de boucle est terminé avant sortie de la boucle. Si effectué hors d'une boucle, la prochaine boucle while est sautée.</text:span></text:p>
      <text:h text:style-name="P128" text:outline-level="3"><text:bookmark-start text:name="__RefHeading___Toc1978_1582497967"/>break<text:bookmark-end text:name="__RefHeading___Toc1978_1582497967"/></text:h>
      <text:p text:style-name="P89">Permet de sortir d'une boucle while sans passer par la condition de sortie ordinaire.</text:p>
      <text:h text:style-name="Heading_20_3" text:outline-level="3"><text:bookmark-start text:name="__RefHeading___Toc1417_1435643514"/>if <text:span text:style-name="T44">bool action actionbis</text:span><text:bookmark-end text:name="__RefHeading___Toc1417_1435643514"/></text:h>
      <text:p text:style-name="P45">Si bool revois true effectue et retourne action, sinon <text:s/>effectue et retourne actionbis.</text:p>
      <text:h text:style-name="Heading_20_3" text:outline-level="3"><text:bookmark-start text:name="__RefHeading___Toc1419_1435643514"/>case *<text:span text:style-name="T45">(bool, action) [reste]</text:span><text:bookmark-end text:name="__RefHeading___Toc1419_1435643514"/></text:h>
      <text:p text:style-name="P46">Parcours les paires (bool, action) jusqu'à tomber sur un bool qui revoie true. <text:span text:style-name="T46">Effettue et retourne alors l'action qui lui est associée. Si reste est présent et qu'aucun bool n'a renvoyé true, reste est effectué et retourné.</text:span></text:p>
      <text:h text:style-name="P124" text:outline-level="3"><text:bookmark-start text:name="__RefHeading___Toc1421_1435643514"/>pass <text:bookmark-end text:name="__RefHeading___Toc1421_1435643514"/></text:h>
      <text:p text:style-name="P50">Retourne un string vide. Utile pour faire quelque chose qui ne fait rien.</text:p>
      <text:h text:style-name="P101" text:outline-level="2"><text:bookmark-start text:name="__RefHeading___Toc1558_1288113403"/>Manipulation de fichiers<text:bookmark-end text:name="__RefHeading___Toc1558_1288113403"/></text:h>
      <text:h text:style-name="P125" text:outline-level="3"><text:bookmark-start text:name="__RefHeading___Toc1560_1288113403"/>require nom<text:bookmark-end text:name="__RefHeading___Toc1560_1288113403"/></text:h>
      <text:p text:style-name="P51">Charger et interprète un ficher txt, si celui-ci n'a pas encore été chargé depuis le lancement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6-04-12T20:17:44.064000000</dc:date>
    <meta:editing-duration>PT17H24M46S</meta:editing-duration>
    <meta:editing-cycles>114</meta:editing-cycles>
    <meta:generator>LibreOffice/5.0.5.2$Windows_x86 LibreOffice_project/55b006a02d247b5f7215fc6ea0fde844b30035b3</meta:generator>
    <meta:document-statistic meta:table-count="0" meta:image-count="0" meta:object-count="0" meta:page-count="19" meta:paragraph-count="417" meta:word-count="3435" meta:character-count="20547" meta:non-whitespace-character-count="17468"/>
  </office:meta>
</office:document-meta>
</file>